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meta.xml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co35" style:family="table-column">
      <style:table-column-properties fo:break-before="auto" style:column-width="0.5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*[.$V$9]" office:value-type="float" office:value="416327.544">
            <text:p>416327.544</text:p>
          </table:table-cell>
          <table:table-cell table:formula="of:=[.R2]+[.S2]" office:value-type="float" office:value="416327.544">
            <text:p>416327.544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8.134529147982">
            <text:p>-258.134529148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8.134529147982">
            <text:p>-258.134529148</text:p>
          </table:table-cell>
          <table:table-cell table:style-name="ce1" table:formula="of:=360000*(1-0.01*([.E3]-25))*[.$V$9]" office:value-type="float" office:value="416093.4">
            <text:p>416093.4</text:p>
          </table:table-cell>
          <table:table-cell table:formula="of:=[.R3]+[.S3]" office:value-type="float" office:value="415835.265470852">
            <text:p>415835.265470852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79623591367">
            <text:p>0.9993796236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16.412466367713">
            <text:p>-516.4124663677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16.412466367713">
            <text:p>-516.4124663677</text:p>
          </table:table-cell>
          <table:table-cell table:style-name="ce1" table:formula="of:=360000*(1-0.01*([.E4]-25))*[.$V$9]" office:value-type="float" office:value="416105.1072">
            <text:p>416105.1072</text:p>
          </table:table-cell>
          <table:table-cell table:formula="of:=[.R4]+[.S4]" office:value-type="float" office:value="415588.694733632">
            <text:p>415588.694733632</text:p>
          </table:table-cell>
          <table:table-cell table:formula="of:=[.T4]/[.S4]" office:value-type="float" office:value="0.998758937447698">
            <text:p>0.9987589374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74.546995515695">
            <text:p>-774.5469955157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74.546995515695">
            <text:p>-774.5469955157</text:p>
          </table:table-cell>
          <table:table-cell table:style-name="ce1" table:formula="of:=360000*(1-0.01*([.E5]-25))*[.$V$9]" office:value-type="float" office:value="416768.5152">
            <text:p>416768.5152</text:p>
          </table:table-cell>
          <table:table-cell table:formula="of:=[.R5]+[.S5]" office:value-type="float" office:value="415993.968204484">
            <text:p>415993.968204484</text:p>
          </table:table-cell>
          <table:table-cell table:formula="of:=[.T5]/[.S5]" office:value-type="float" office:value="0.99814154148582">
            <text:p>0.998141541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9.5">
            <text:p>9.5</text:p>
          </table:table-cell>
          <table:table-cell table:style-name="ce6" office:value-type="float" office:value="11.8">
            <text:p>11.8</text:p>
          </table:table-cell>
          <table:table-cell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85.63219730942">
            <text:p>-1085.6321973094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85.63219730942">
            <text:p>-1085.6321973094</text:p>
          </table:table-cell>
          <table:table-cell table:style-name="ce1" table:formula="of:=360000*(1-0.01*([.E6]-25))*[.$V$9]" office:value-type="float" office:value="418715.8128">
            <text:p>418715.8128</text:p>
          </table:table-cell>
          <table:table-cell table:formula="of:=[.R6]+[.S6]" office:value-type="float" office:value="417630.180602691">
            <text:p>417630.180602691</text:p>
          </table:table-cell>
          <table:table-cell table:formula="of:=[.T6]/[.S6]" office:value-type="float" office:value="0.997407233822746">
            <text:p>0.9974072338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1"/>
          <table:table-cell table:style-name="ce7" office:value-type="float" office:value="11.7">
            <text:p>11.7</text:p>
          </table:table-cell>
          <table:table-cell table:style-name="ce6" office:value-type="float" office:value="12.45">
            <text:p>12.45</text:p>
          </table:table-cell>
          <table:table-cell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423.19273542601">
            <text:p>-1423.192735426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423.19273542601">
            <text:p>-1423.192735426</text:p>
          </table:table-cell>
          <table:table-cell table:style-name="ce1" table:formula="of:=360000*(1-0.01*([.E7]-25))*[.$V$9]" office:value-type="float" office:value="422680.6512">
            <text:p>422680.6512</text:p>
          </table:table-cell>
          <table:table-cell table:formula="of:=[.R7]+[.S7]" office:value-type="float" office:value="421257.458464574">
            <text:p>421257.458464574</text:p>
          </table:table-cell>
          <table:table-cell table:formula="of:=[.T7]/[.S7]" office:value-type="float" office:value="0.996632936162596">
            <text:p>0.9966329362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1"/>
          <table:table-cell table:style-name="ce7" office:value-type="float" office:value="12.3">
            <text:p>12.3</text:p>
          </table:table-cell>
          <table:table-cell table:style-name="ce6" office:value-type="float" office:value="12.55">
            <text:p>12.55</text:p>
          </table:table-cell>
          <table:table-cell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813.70394618834">
            <text:p>-1813.7039461884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813.70394618834">
            <text:p>-1813.7039461884</text:p>
          </table:table-cell>
          <table:table-cell table:style-name="ce1" table:formula="of:=360000*(1-0.01*([.E8]-25))*[.$V$9]" office:value-type="float" office:value="427047.4368">
            <text:p>427047.4368</text:p>
          </table:table-cell>
          <table:table-cell table:formula="of:=[.R8]+[.S8]" office:value-type="float" office:value="425233.732853812">
            <text:p>425233.732853812</text:p>
          </table:table-cell>
          <table:table-cell table:formula="of:=[.T8]/[.S8]" office:value-type="float" office:value="0.995752921596301">
            <text:p>0.995752921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1"/>
          <table:table-cell table:style-name="ce7" office:value-type="float" office:value="12.5">
            <text:p>12.5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9 '5 C'.AE1:'5 C'.AE1 '5 C'.AE2:'5 C'.AE19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77.7398206278">
            <text:p>-2177.7398206278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77.7398206278">
            <text:p>-2177.7398206278</text:p>
          </table:table-cell>
          <table:table-cell table:style-name="ce1" table:formula="of:=360000*(1-0.01*([.E9]-25))*[.$V$9]" office:value-type="float" office:value="431168.3712">
            <text:p>431168.3712</text:p>
          </table:table-cell>
          <table:table-cell table:formula="of:=[.R9]+[.S9]" office:value-type="float" office:value="428990.631379372">
            <text:p>428990.631379372</text:p>
          </table:table-cell>
          <table:table-cell table:formula="of:=[.T9]/[.S9]" office:value-type="float" office:value="0.994949212497738">
            <text:p>0.9949492125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65">
            <text:p>12.65</text:p>
          </table:table-cell>
          <table:table-cell table:style-name="ce6" office:value-type="float" office:value="12.77">
            <text:p>12.77</text:p>
          </table:table-cell>
          <table:table-cell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568.25103139013">
            <text:p>-2568.2510313901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568.25103139013">
            <text:p>-2568.2510313901</text:p>
          </table:table-cell>
          <table:table-cell table:style-name="ce1" table:formula="of:=360000*(1-0.01*([.E10]-25))*[.$V$9]" office:value-type="float" office:value="434446.3872">
            <text:p>434446.3872</text:p>
          </table:table-cell>
          <table:table-cell table:formula="of:=[.R10]+[.S10]" office:value-type="float" office:value="431878.13616861">
            <text:p>431878.13616861</text:p>
          </table:table-cell>
          <table:table-cell table:formula="of:=[.T10]/[.S10]" office:value-type="float" office:value="0.994088451171288">
            <text:p>0.994088451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1"/>
          <table:table-cell table:style-name="ce7" office:value-type="float" office:value="12.82">
            <text:p>12.82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932.2869058296">
            <text:p>-2932.2869058296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932.2869058296">
            <text:p>-2932.2869058296</text:p>
          </table:table-cell>
          <table:table-cell table:style-name="ce1" table:formula="of:=360000*(1-0.01*([.E11]-25))*[.$V$9]" office:value-type="float" office:value="437244.408">
            <text:p>437244.408</text:p>
          </table:table-cell>
          <table:table-cell table:formula="of:=[.R11]+[.S11]" office:value-type="float" office:value="434312.12109417">
            <text:p>434312.12109417</text:p>
          </table:table-cell>
          <table:table-cell table:formula="of:=[.T11]/[.S11]" office:value-type="float" office:value="0.993293712047131">
            <text:p>0.993293712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1">
            <text:p>12.91</text:p>
          </table:table-cell>
          <table:table-cell table:style-name="ce6" office:value-type="float" office:value="12.91">
            <text:p>12.91</text:p>
          </table:table-cell>
          <table:table-cell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322.79811659193">
            <text:p>-3322.7981165919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322.79811659193">
            <text:p>-3322.7981165919</text:p>
          </table:table-cell>
          <table:table-cell table:style-name="ce1" table:formula="of:=360000*(1-0.01*([.E12]-25))*[.$V$9]" office:value-type="float" office:value="439898.04">
            <text:p>439898.04</text:p>
          </table:table-cell>
          <table:table-cell table:formula="of:=[.R12]+[.S12]" office:value-type="float" office:value="436575.241883408">
            <text:p>436575.241883408</text:p>
          </table:table-cell>
          <table:table-cell table:formula="of:=[.T12]/[.S12]" office:value-type="float" office:value="0.992446435731807">
            <text:p>0.9924464357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/>
          <table:table-cell table:style-name="ce7" office:value-type="float" office:value="12.98">
            <text:p>12.98</text:p>
          </table:table-cell>
          <table:table-cell table:style-name="ce6" office:value-type="float" office:value="12.98">
            <text:p>12.98</text:p>
          </table:table-cell>
          <table:table-cell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686.83399103139">
            <text:p>-3686.8339910314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686.83399103139">
            <text:p>-3686.8339910314</text:p>
          </table:table-cell>
          <table:table-cell table:style-name="ce1" table:formula="of:=360000*(1-0.01*([.E13]-25))*[.$V$9]" office:value-type="float" office:value="442348.7472">
            <text:p>442348.7472</text:p>
          </table:table-cell>
          <table:table-cell table:formula="of:=[.R13]+[.S13]" office:value-type="float" office:value="438661.913208969">
            <text:p>438661.913208969</text:p>
          </table:table-cell>
          <table:table-cell table:formula="of:=[.T13]/[.S13]" office:value-type="float" office:value="0.991665322860371">
            <text:p>0.9916653229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/>
          <table:table-cell table:style-name="ce7" office:value-type="float" office:value="13.05">
            <text:p>13.05</text:p>
          </table:table-cell>
          <table:table-cell table:style-name="ce6" office:value-type="float" office:value="13.05">
            <text:p>13.05</text:p>
          </table:table-cell>
          <table:table-cell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4077.48860986547">
            <text:p>-4077.4886098655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4077.48860986547">
            <text:p>-4077.4886098655</text:p>
          </table:table-cell>
          <table:table-cell table:style-name="ce1" table:formula="of:=360000*(1-0.01*([.E14]-25))*[.$V$9]" office:value-type="float" office:value="444705.7968">
            <text:p>444705.7968</text:p>
          </table:table-cell>
          <table:table-cell table:formula="of:=[.R14]+[.S14]" office:value-type="float" office:value="440628.308190135">
            <text:p>440628.308190135</text:p>
          </table:table-cell>
          <table:table-cell table:formula="of:=[.T14]/[.S14]" office:value-type="float" office:value="0.990831042367322">
            <text:p>0.9908310424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441.52448430493">
            <text:p>-4441.5244843049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441.52448430493">
            <text:p>-4441.5244843049</text:p>
          </table:table-cell>
          <table:table-cell table:style-name="ce1" table:formula="of:=360000*(1-0.01*([.E15]-25))*[.$V$9]" office:value-type="float" office:value="446754.5568">
            <text:p>446754.5568</text:p>
          </table:table-cell>
          <table:table-cell table:formula="of:=[.R15]+[.S15]" office:value-type="float" office:value="442313.032315695">
            <text:p>442313.032315695</text:p>
          </table:table-cell>
          <table:table-cell table:formula="of:=[.T15]/[.S15]" office:value-type="float" office:value="0.990058244696778">
            <text:p>0.9900582447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832.03569506726">
            <text:p>-4832.0356950673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832.03569506726">
            <text:p>-4832.0356950673</text:p>
          </table:table-cell>
          <table:table-cell table:style-name="ce1" table:formula="of:=360000*(1-0.01*([.E16]-25))*[.$V$9]" office:value-type="float" office:value="448776">
            <text:p>448776</text:p>
          </table:table-cell>
          <table:table-cell table:formula="of:=[.R16]+[.S16]" office:value-type="float" office:value="443943.964304933">
            <text:p>443943.964304933</text:p>
          </table:table-cell>
          <table:table-cell table:formula="of:=[.T16]/[.S16]" office:value-type="float" office:value="0.989232856268902">
            <text:p>0.9892328563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2">
            <text:p>13.22</text:p>
          </table:table-cell>
          <table:table-cell table:style-name="ce6" office:value-type="float" office:value="13.22">
            <text:p>13.22</text:p>
          </table:table-cell>
          <table:table-cell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196.07156950673">
            <text:p>-5196.0715695067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196.07156950673">
            <text:p>-5196.0715695067</text:p>
          </table:table-cell>
          <table:table-cell table:style-name="ce1" table:formula="of:=360000*(1-0.01*([.E17]-25))*[.$V$9]" office:value-type="float" office:value="450813.0528">
            <text:p>450813.0528</text:p>
          </table:table-cell>
          <table:table-cell table:formula="of:=[.R17]+[.S17]" office:value-type="float" office:value="445616.981230493">
            <text:p>445616.981230493</text:p>
          </table:table-cell>
          <table:table-cell table:formula="of:=[.T17]/[.S17]" office:value-type="float" office:value="0.988473999283663">
            <text:p>0.9884739993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586.58278026906">
            <text:p>-5586.5827802691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586.58278026906">
            <text:p>-5586.5827802691</text:p>
          </table:table-cell>
          <table:table-cell table:style-name="ce1" table:formula="of:=360000*(1-0.01*([.E18]-25))*[.$V$9]" office:value-type="float" office:value="453021.8112">
            <text:p>453021.8112</text:p>
          </table:table-cell>
          <table:table-cell table:formula="of:=[.R18]+[.S18]" office:value-type="float" office:value="447435.228419731">
            <text:p>447435.228419731</text:p>
          </table:table-cell>
          <table:table-cell table:formula="of:=[.T18]/[.S18]" office:value-type="float" office:value="0.987668181438172">
            <text:p>0.9876681814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950.61865470852">
            <text:p>-5950.6186547085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950.61865470852">
            <text:p>-5950.6186547085</text:p>
          </table:table-cell>
          <table:table-cell table:style-name="ce1" table:formula="of:=360000*(1-0.01*([.E19]-25))*[.$V$9]" office:value-type="float" office:value="455058.864">
            <text:p>455058.864</text:p>
          </table:table-cell>
          <table:table-cell table:formula="of:=[.R19]+[.S19]" office:value-type="float" office:value="449108.245345292">
            <text:p>449108.245345292</text:p>
          </table:table-cell>
          <table:table-cell table:formula="of:=[.T19]/[.S19]" office:value-type="float" office:value="0.98692340897966">
            <text:p>0.986923409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number-columns-repeated="4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341.12986547085">
            <text:p>-6341.1298654709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341.12986547085">
            <text:p>-6341.1298654709</text:p>
          </table:table-cell>
          <table:table-cell table:style-name="ce1" table:formula="of:=360000*(1-0.01*([.E20]-25))*[.$V$9]" office:value-type="float" office:value="456865.6752">
            <text:p>456865.6752</text:p>
          </table:table-cell>
          <table:table-cell table:formula="of:=[.R20]+[.S20]" office:value-type="float" office:value="450524.545334529">
            <text:p>450524.545334529</text:p>
          </table:table-cell>
          <table:table-cell table:formula="of:=[.T20]/[.S20]" office:value-type="float" office:value="0.986120362702462">
            <text:p>0.9861203627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731.64107623318">
            <text:p>-6731.6410762332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731.64107623318">
            <text:p>-6731.6410762332</text:p>
          </table:table-cell>
          <table:table-cell table:style-name="ce1" table:formula="of:=360000*(1-0.01*([.E21]-25))*[.$V$9]" office:value-type="float" office:value="458621.7552">
            <text:p>458621.7552</text:p>
          </table:table-cell>
          <table:table-cell table:formula="of:=[.R21]+[.S21]" office:value-type="float" office:value="451890.114123767">
            <text:p>451890.114123767</text:p>
          </table:table-cell>
          <table:table-cell table:formula="of:=[.T21]/[.S21]" office:value-type="float" office:value="0.985322019725607">
            <text:p>0.9853220197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7148.62762331839">
            <text:p>-7148.6276233184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7148.62762331839">
            <text:p>-7148.6276233184</text:p>
          </table:table-cell>
          <table:table-cell table:style-name="ce1" table:formula="of:=360000*(1-0.01*([.E22]-25))*[.$V$9]" office:value-type="float" office:value="460471.4928">
            <text:p>460471.4928</text:p>
          </table:table-cell>
          <table:table-cell table:formula="of:=[.R22]+[.S22]" office:value-type="float" office:value="453322.865176682">
            <text:p>453322.865176682</text:p>
          </table:table-cell>
          <table:table-cell table:formula="of:=[.T22]/[.S22]" office:value-type="float" office:value="0.984475417620645">
            <text:p>0.9844754176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592.08950672646">
            <text:p>-7592.0895067265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592.08950672646">
            <text:p>-7592.0895067265</text:p>
          </table:table-cell>
          <table:table-cell table:style-name="ce1" table:formula="of:=360000*(1-0.01*([.E23]-25))*[.$V$9]" office:value-type="float" office:value="462133.9152">
            <text:p>462133.9152</text:p>
          </table:table-cell>
          <table:table-cell table:formula="of:=[.R23]+[.S23]" office:value-type="float" office:value="454541.825693274">
            <text:p>454541.825693274</text:p>
          </table:table-cell>
          <table:table-cell table:formula="of:=[.T23]/[.S23]" office:value-type="float" office:value="0.983571667741718">
            <text:p>0.9835716677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8062.0267264574">
            <text:p>-8062.0267264574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8062.0267264574">
            <text:p>-8062.0267264574</text:p>
          </table:table-cell>
          <table:table-cell table:style-name="ce1" table:formula="of:=360000*(1-0.01*([.E24]-25))*[.$V$9]" office:value-type="float" office:value="463683.168">
            <text:p>463683.168</text:p>
          </table:table-cell>
          <table:table-cell table:formula="of:=[.R24]+[.S24]" office:value-type="float" office:value="455621.141273543">
            <text:p>455621.141273543</text:p>
          </table:table-cell>
          <table:table-cell table:formula="of:=[.T24]/[.S24]" office:value-type="float" office:value="0.982613070124518">
            <text:p>0.9826130701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531.96394618834">
            <text:p>-8531.9639461883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531.96394618834">
            <text:p>-8531.9639461883</text:p>
          </table:table-cell>
          <table:table-cell table:style-name="ce1" table:formula="of:=360000*(1-0.01*([.E25]-25))*[.$V$9]" office:value-type="float" office:value="465095.8368">
            <text:p>465095.8368</text:p>
          </table:table-cell>
          <table:table-cell table:formula="of:=[.R25]+[.S25]" office:value-type="float" office:value="456563.872853812">
            <text:p>456563.872853812</text:p>
          </table:table-cell>
          <table:table-cell table:formula="of:=[.T25]/[.S25]" office:value-type="float" office:value="0.981655471257514">
            <text:p>0.981655471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9002.04457399103">
            <text:p>-9002.044573991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9002.04457399103">
            <text:p>-9002.044573991</text:p>
          </table:table-cell>
          <table:table-cell table:style-name="ce1" table:formula="of:=360000*(1-0.01*([.E26]-25))*[.$V$9]" office:value-type="float" office:value="466336.8">
            <text:p>466336.8</text:p>
          </table:table-cell>
          <table:table-cell table:formula="of:=[.R26]+[.S26]" office:value-type="float" office:value="457334.755426009">
            <text:p>457334.755426009</text:p>
          </table:table-cell>
          <table:table-cell table:formula="of:=[.T26]/[.S26]" office:value-type="float" office:value="0.980696259497447">
            <text:p>0.9806962595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498.45713004484">
            <text:p>-9498.457130044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498.45713004484">
            <text:p>-9498.4571300449</text:p>
          </table:table-cell>
          <table:table-cell table:style-name="ce1" table:formula="of:=360000*(1-0.01*([.E27]-25))*[.$V$9]" office:value-type="float" office:value="467499.7152">
            <text:p>467499.7152</text:p>
          </table:table-cell>
          <table:table-cell table:formula="of:=[.R27]+[.S27]" office:value-type="float" office:value="458001.258069955">
            <text:p>458001.258069955</text:p>
          </table:table-cell>
          <table:table-cell table:formula="of:=[.T27]/[.S27]" office:value-type="float" office:value="0.979682432264197">
            <text:p>0.9796824323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4125.0221524664">
            <text:p>-14125.0221524664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4125.0221524664">
            <text:p>-14125.0221524664</text:p>
          </table:table-cell>
          <table:table-cell table:style-name="ce1" table:formula="of:=360000*(1-0.01*([.E28]-25))*[.$V$9]" office:value-type="float" office:value="463488.048">
            <text:p>463488.048</text:p>
          </table:table-cell>
          <table:table-cell table:formula="of:=[.R28]+[.S28]" office:value-type="float" office:value="449363.025847534">
            <text:p>449363.025847534</text:p>
          </table:table-cell>
          <table:table-cell table:formula="of:=[.T28]/[.S28]" office:value-type="float" office:value="0.969524516946192">
            <text:p>0.969524516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792.4122869955">
            <text:p>-16792.4122869955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792.4122869955">
            <text:p>-16792.4122869955</text:p>
          </table:table-cell>
          <table:table-cell table:style-name="ce1" table:formula="of:=360000*(1-0.01*([.E29]-25))*[.$V$9]" office:value-type="float" office:value="461622.7008">
            <text:p>461622.7008</text:p>
          </table:table-cell>
          <table:table-cell table:formula="of:=[.R29]+[.S29]" office:value-type="float" office:value="444830.288513005">
            <text:p>444830.288513005</text:p>
          </table:table-cell>
          <table:table-cell table:formula="of:=[.T29]/[.S29]" office:value-type="float" office:value="0.963623079502169">
            <text:p>0.9636230795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9433.3270852018">
            <text:p>-19433.3270852018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9433.3270852018">
            <text:p>-19433.3270852018</text:p>
          </table:table-cell>
          <table:table-cell table:style-name="ce1" table:formula="of:=360000*(1-0.01*([.E30]-25))*[.$V$9]" office:value-type="float" office:value="463234.392">
            <text:p>463234.392</text:p>
          </table:table-cell>
          <table:table-cell table:formula="of:=[.R30]+[.S30]" office:value-type="float" office:value="443801.064914798">
            <text:p>443801.064914798</text:p>
          </table:table-cell>
          <table:table-cell table:formula="of:=[.T30]/[.S30]" office:value-type="float" office:value="0.95804860903937">
            <text:p>0.95804860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2074.2418834081">
            <text:p>-22074.2418834081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2074.2418834081">
            <text:p>-22074.2418834081</text:p>
          </table:table-cell>
          <table:table-cell table:style-name="ce1" table:formula="of:=360000*(1-0.01*([.E31]-25))*[.$V$9]" office:value-type="float" office:value="465251.9328">
            <text:p>465251.9328</text:p>
          </table:table-cell>
          <table:table-cell table:formula="of:=[.R31]+[.S31]" office:value-type="float" office:value="443177.690916592">
            <text:p>443177.690916592</text:p>
          </table:table-cell>
          <table:table-cell table:formula="of:=[.T31]/[.S31]" office:value-type="float" office:value="0.952554217774959">
            <text:p>0.952554217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741.6320179372">
            <text:p>-24741.6320179372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741.6320179372">
            <text:p>-24741.6320179372</text:p>
          </table:table-cell>
          <table:table-cell table:style-name="ce1" table:formula="of:=360000*(1-0.01*([.E32]-25))*[.$V$9]" office:value-type="float" office:value="467175.816">
            <text:p>467175.816</text:p>
          </table:table-cell>
          <table:table-cell table:formula="of:=[.R32]+[.S32]" office:value-type="float" office:value="442434.183982063">
            <text:p>442434.183982063</text:p>
          </table:table-cell>
          <table:table-cell table:formula="of:=[.T32]/[.S32]" office:value-type="float" office:value="0.947039998282066">
            <text:p>0.9470399983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7409.0221524664">
            <text:p>-27409.0221524664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7409.0221524664">
            <text:p>-27409.0221524664</text:p>
          </table:table-cell>
          <table:table-cell table:style-name="ce1" table:formula="of:=360000*(1-0.01*([.E33]-25))*[.$V$9]" office:value-type="float" office:value="468881.1648">
            <text:p>468881.1648</text:p>
          </table:table-cell>
          <table:table-cell table:formula="of:=[.R33]+[.S33]" office:value-type="float" office:value="441472.142647534">
            <text:p>441472.142647534</text:p>
          </table:table-cell>
          <table:table-cell table:formula="of:=[.T33]/[.S33]" office:value-type="float" office:value="0.941543776525641">
            <text:p>0.9415437765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30076.4122869955">
            <text:p>-30076.4122869955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30076.4122869955">
            <text:p>-30076.4122869955</text:p>
          </table:table-cell>
          <table:table-cell table:style-name="ce1" table:formula="of:=360000*(1-0.01*([.E34]-25))*[.$V$9]" office:value-type="float" office:value="470465.5392">
            <text:p>470465.5392</text:p>
          </table:table-cell>
          <table:table-cell table:formula="of:=[.R34]+[.S34]" office:value-type="float" office:value="440389.126913005">
            <text:p>440389.126913005</text:p>
          </table:table-cell>
          <table:table-cell table:formula="of:=[.T34]/[.S34]" office:value-type="float" office:value="0.936070955721563">
            <text:p>0.9360709557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6635.6768609865">
            <text:p>-36635.6768609865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6635.6768609865">
            <text:p>-36635.6768609865</text:p>
          </table:table-cell>
          <table:table-cell table:style-name="ce1" table:formula="of:=360000*(1-0.01*([.E35]-25))*[.$V$9]" office:value-type="float" office:value="461938.7952">
            <text:p>461938.7952</text:p>
          </table:table-cell>
          <table:table-cell table:formula="of:=[.R35]+[.S35]" office:value-type="float" office:value="425303.118339013">
            <text:p>425303.118339013</text:p>
          </table:table-cell>
          <table:table-cell table:formula="of:=[.T35]/[.S35]" office:value-type="float" office:value="0.920691491509985">
            <text:p>0.9206914915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9303.0669955157">
            <text:p>-39303.0669955157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9303.0669955157">
            <text:p>-39303.0669955157</text:p>
          </table:table-cell>
          <table:table-cell table:style-name="ce1" table:formula="of:=360000*(1-0.01*([.E36]-25))*[.$V$9]" office:value-type="float" office:value="462051.9648">
            <text:p>462051.9648</text:p>
          </table:table-cell>
          <table:table-cell table:formula="of:=[.R36]+[.S36]" office:value-type="float" office:value="422748.897804484">
            <text:p>422748.897804484</text:p>
          </table:table-cell>
          <table:table-cell table:formula="of:=[.T36]/[.S36]" office:value-type="float" office:value="0.914937994014314">
            <text:p>0.914937994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2023.5512107623">
            <text:p>-42023.5512107623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2023.5512107623">
            <text:p>-42023.5512107623</text:p>
          </table:table-cell>
          <table:table-cell table:style-name="ce1" table:formula="of:=360000*(1-0.01*([.E37]-25))*[.$V$9]" office:value-type="float" office:value="464697.792">
            <text:p>464697.792</text:p>
          </table:table-cell>
          <table:table-cell table:formula="of:=[.R37]+[.S37]" office:value-type="float" office:value="422674.240789238">
            <text:p>422674.240789238</text:p>
          </table:table-cell>
          <table:table-cell table:formula="of:=[.T37]/[.S37]" office:value-type="float" office:value="0.909567998957132">
            <text:p>0.909567999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4637.9906726457">
            <text:p>-44637.9906726457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4637.9906726457">
            <text:p>-44637.9906726457</text:p>
          </table:table-cell>
          <table:table-cell table:style-name="ce1" table:formula="of:=360000*(1-0.01*([.E38]-25))*[.$V$9]" office:value-type="float" office:value="467448.984">
            <text:p>467448.984</text:p>
          </table:table-cell>
          <table:table-cell table:formula="of:=[.R38]+[.S38]" office:value-type="float" office:value="422810.993327354">
            <text:p>422810.993327354</text:p>
          </table:table-cell>
          <table:table-cell table:formula="of:=[.T38]/[.S38]" office:value-type="float" office:value="0.904507246350875">
            <text:p>0.9045072464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7278.905470852">
            <text:p>-47278.905470852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7278.905470852">
            <text:p>-47278.905470852</text:p>
          </table:table-cell>
          <table:table-cell table:style-name="ce1" table:formula="of:=360000*(1-0.01*([.E39]-25))*[.$V$9]" office:value-type="float" office:value="469661.6448">
            <text:p>469661.6448</text:p>
          </table:table-cell>
          <table:table-cell table:formula="of:=[.R39]+[.S39]" office:value-type="float" office:value="422382.739329148">
            <text:p>422382.739329148</text:p>
          </table:table-cell>
          <table:table-cell table:formula="of:=[.T39]/[.S39]" office:value-type="float" office:value="0.899334114262225">
            <text:p>0.8993341143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2673.2552466368">
            <text:p>-52673.2552466368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2673.2552466368">
            <text:p>-52673.2552466368</text:p>
          </table:table-cell>
          <table:table-cell table:style-name="ce1" table:formula="of:=360000*(1-0.01*([.E40]-25))*[.$V$9]" office:value-type="float" office:value="468748.4832">
            <text:p>468748.4832</text:p>
          </table:table-cell>
          <table:table-cell table:formula="of:=[.R40]+[.S40]" office:value-type="float" office:value="416075.227953363">
            <text:p>416075.227953363</text:p>
          </table:table-cell>
          <table:table-cell table:formula="of:=[.T40]/[.S40]" office:value-type="float" office:value="0.887630025195916">
            <text:p>0.8876300252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6214.3314798206">
            <text:p>-56214.3314798206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6214.3314798206">
            <text:p>-56214.3314798206</text:p>
          </table:table-cell>
          <table:table-cell table:style-name="ce1" table:formula="of:=360000*(1-0.01*([.E41]-25))*[.$V$9]" office:value-type="float" office:value="461603.1888">
            <text:p>461603.1888</text:p>
          </table:table-cell>
          <table:table-cell table:formula="of:=[.R41]+[.S41]" office:value-type="float" office:value="405388.85732018">
            <text:p>405388.85732018</text:p>
          </table:table-cell>
          <table:table-cell table:formula="of:=[.T41]/[.S41]" office:value-type="float" office:value="0.878219360602865">
            <text:p>0.8782193606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8643.4435874439">
            <text:p>-58643.4435874439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8643.4435874439">
            <text:p>-58643.4435874439</text:p>
          </table:table-cell>
          <table:table-cell table:style-name="ce1" table:formula="of:=360000*(1-0.01*([.E42]-25))*[.$V$9]" office:value-type="float" office:value="463655.8512">
            <text:p>463655.8512</text:p>
          </table:table-cell>
          <table:table-cell table:formula="of:=[.R42]+[.S42]" office:value-type="float" office:value="405012.407612556">
            <text:p>405012.407612556</text:p>
          </table:table-cell>
          <table:table-cell table:formula="of:=[.T42]/[.S42]" office:value-type="float" office:value="0.873519457512145">
            <text:p>0.8735194575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3561.237309417">
            <text:p>-63561.237309417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3561.237309417">
            <text:p>-63561.237309417</text:p>
          </table:table-cell>
          <table:table-cell table:style-name="ce1" table:formula="of:=360000*(1-0.01*([.E43]-25))*[.$V$9]" office:value-type="float" office:value="466500.7008">
            <text:p>466500.7008</text:p>
          </table:table-cell>
          <table:table-cell table:formula="of:=[.R43]+[.S43]" office:value-type="float" office:value="402939.463490583">
            <text:p>402939.463490583</text:p>
          </table:table-cell>
          <table:table-cell table:formula="of:=[.T43]/[.S43]" office:value-type="float" office:value="0.863748892122957">
            <text:p>0.8637488921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8505.506367713">
            <text:p>-68505.506367713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8505.506367713">
            <text:p>-68505.506367713</text:p>
          </table:table-cell>
          <table:table-cell table:style-name="ce1" table:formula="of:=360000*(1-0.01*([.E44]-25))*[.$V$9]" office:value-type="float" office:value="468807.0192">
            <text:p>468807.0192</text:p>
          </table:table-cell>
          <table:table-cell table:formula="of:=[.R44]+[.S44]" office:value-type="float" office:value="400301.512832287">
            <text:p>400301.512832287</text:p>
          </table:table-cell>
          <table:table-cell table:formula="of:=[.T44]/[.S44]" office:value-type="float" office:value="0.853872694814564">
            <text:p>0.853872694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3449.775426009">
            <text:p>-73449.775426009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3449.775426009">
            <text:p>-73449.775426009</text:p>
          </table:table-cell>
          <table:table-cell table:style-name="ce1" table:formula="of:=360000*(1-0.01*([.E45]-25))*[.$V$9]" office:value-type="float" office:value="470325.0528">
            <text:p>470325.0528</text:p>
          </table:table-cell>
          <table:table-cell table:formula="of:=[.R45]+[.S45]" office:value-type="float" office:value="396875.277373991">
            <text:p>396875.277373991</text:p>
          </table:table-cell>
          <table:table-cell table:formula="of:=[.T45]/[.S45]" office:value-type="float" office:value="0.843831888204257">
            <text:p>0.8438318882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81862.3135426009">
            <text:p>-81862.3135426009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81862.3135426009">
            <text:p>-81862.3135426009</text:p>
          </table:table-cell>
          <table:table-cell table:style-name="ce1" table:formula="of:=360000*(1-0.01*([.E46]-25))*[.$V$9]" office:value-type="float" office:value="466680.2112">
            <text:p>466680.2112</text:p>
          </table:table-cell>
          <table:table-cell table:formula="of:=[.R46]+[.S46]" office:value-type="float" office:value="384817.897657399">
            <text:p>384817.897657399</text:p>
          </table:table-cell>
          <table:table-cell table:formula="of:=[.T46]/[.S46]" office:value-type="float" office:value="0.824585847914777">
            <text:p>0.8245858479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7044.8606278027">
            <text:p>-87044.8606278027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7044.8606278027">
            <text:p>-87044.8606278027</text:p>
          </table:table-cell>
          <table:table-cell table:style-name="ce1" table:formula="of:=360000*(1-0.01*([.E47]-25))*[.$V$9]" office:value-type="float" office:value="461798.3088">
            <text:p>461798.3088</text:p>
          </table:table-cell>
          <table:table-cell table:formula="of:=[.R47]+[.S47]" office:value-type="float" office:value="374753.448172197">
            <text:p>374753.448172197</text:p>
          </table:table-cell>
          <table:table-cell table:formula="of:=[.T47]/[.S47]" office:value-type="float" office:value="0.811508922901879">
            <text:p>0.8115089229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91989.1296860986">
            <text:p>-91989.1296860986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91989.1296860986">
            <text:p>-91989.1296860986</text:p>
          </table:table-cell>
          <table:table-cell table:style-name="ce1" table:formula="of:=360000*(1-0.01*([.E48]-25))*[.$V$9]" office:value-type="float" office:value="464229.504">
            <text:p>464229.504</text:p>
          </table:table-cell>
          <table:table-cell table:formula="of:=[.R48]+[.S48]" office:value-type="float" office:value="372240.374313901">
            <text:p>372240.374313901</text:p>
          </table:table-cell>
          <table:table-cell table:formula="of:=[.T48]/[.S48]" office:value-type="float" office:value="0.80184557660924">
            <text:p>0.8018455766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6960.0174887892">
            <text:p>-96960.0174887892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6960.0174887892">
            <text:p>-96960.0174887892</text:p>
          </table:table-cell>
          <table:table-cell table:style-name="ce1" table:formula="of:=360000*(1-0.01*([.E49]-25))*[.$V$9]" office:value-type="float" office:value="467175.816">
            <text:p>467175.816</text:p>
          </table:table-cell>
          <table:table-cell table:formula="of:=[.R49]+[.S49]" office:value-type="float" office:value="370215.798511211">
            <text:p>370215.798511211</text:p>
          </table:table-cell>
          <table:table-cell table:formula="of:=[.T49]/[.S49]" office:value-type="float" office:value="0.792454972693216">
            <text:p>0.7924549727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101904.286547085">
            <text:p>-101904.286547085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101904.286547085">
            <text:p>-101904.286547085</text:p>
          </table:table-cell>
          <table:table-cell table:style-name="ce1" table:formula="of:=360000*(1-0.01*([.E50]-25))*[.$V$9]" office:value-type="float" office:value="469692.864">
            <text:p>469692.864</text:p>
          </table:table-cell>
          <table:table-cell table:formula="of:=[.R50]+[.S50]" office:value-type="float" office:value="367788.577452915">
            <text:p>367788.577452915</text:p>
          </table:table-cell>
          <table:table-cell table:formula="of:=[.T50]/[.S50]" office:value-type="float" office:value="0.783040590229011">
            <text:p>0.7830405902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7579.429327354">
            <text:p>-107579.429327354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7579.429327354">
            <text:p>-107579.429327354</text:p>
          </table:table-cell>
          <table:table-cell table:style-name="ce1" table:formula="of:=360000*(1-0.01*([.E51]-25))*[.$V$9]" office:value-type="float" office:value="471109.4352">
            <text:p>471109.4352</text:p>
          </table:table-cell>
          <table:table-cell table:formula="of:=[.R51]+[.S51]" office:value-type="float" office:value="363530.005872646">
            <text:p>363530.005872646</text:p>
          </table:table-cell>
          <table:table-cell table:formula="of:=[.T51]/[.S51]" office:value-type="float" office:value="0.771646625413725">
            <text:p>0.7716466254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11216.986098655">
            <text:p>-111216.986098655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11216.986098655">
            <text:p>-111216.986098655</text:p>
          </table:table-cell>
          <table:table-cell table:style-name="ce1" table:formula="of:=360000*(1-0.01*([.E52]-25))*[.$V$9]" office:value-type="float" office:value="468963.1152">
            <text:p>468963.1152</text:p>
          </table:table-cell>
          <table:table-cell table:formula="of:=[.R52]+[.S52]" office:value-type="float" office:value="357746.129101345">
            <text:p>357746.129101345</text:p>
          </table:table-cell>
          <table:table-cell table:formula="of:=[.T52]/[.S52]" office:value-type="float" office:value="0.76284491787542">
            <text:p>0.7628449179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21668.125112108">
            <text:p>-121668.125112108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21668.125112108">
            <text:p>-121668.125112108</text:p>
          </table:table-cell>
          <table:table-cell table:style-name="ce1" table:formula="of:=360000*(1-0.01*([.E53]-25))*[.$V$9]" office:value-type="float" office:value="461685.1392">
            <text:p>461685.1392</text:p>
          </table:table-cell>
          <table:table-cell table:formula="of:=[.R53]+[.S53]" office:value-type="float" office:value="340017.014087892">
            <text:p>340017.014087892</text:p>
          </table:table-cell>
          <table:table-cell table:formula="of:=[.T53]/[.S53]" office:value-type="float" office:value="0.73646947934488">
            <text:p>0.7364694793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31033.775336323">
            <text:p>-131033.775336323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31033.775336323">
            <text:p>-131033.775336323</text:p>
          </table:table-cell>
          <table:table-cell table:style-name="ce1" table:formula="of:=360000*(1-0.01*([.E54]-25))*[.$V$9]" office:value-type="float" office:value="463203.1728">
            <text:p>463203.1728</text:p>
          </table:table-cell>
          <table:table-cell table:style-name="ce1" table:formula="of:=[.R54]+[.S54]" office:value-type="float" office:value="332169.397463677">
            <text:p>332169.397463677</text:p>
          </table:table-cell>
          <table:table-cell table:style-name="ce1" table:formula="of:=[.T54]/[.S54]" office:value-type="float" office:value="0.717113821685975">
            <text:p>0.7171138217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40293.524215247">
            <text:p>-140293.524215247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40293.524215247">
            <text:p>-140293.524215247</text:p>
          </table:table-cell>
          <table:table-cell table:style-name="ce1" table:formula="of:=360000*(1-0.01*([.E55]-25))*[.$V$9]" office:value-type="float" office:value="466063.632">
            <text:p>466063.632</text:p>
          </table:table-cell>
          <table:table-cell table:formula="of:=[.R55]+[.S55]" office:value-type="float" office:value="325770.107784753">
            <text:p>325770.107784753</text:p>
          </table:table-cell>
          <table:table-cell table:formula="of:=[.T55]/[.S55]" office:value-type="float" office:value="0.698982038969205">
            <text:p>0.69898203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9500.322421525">
            <text:p>-149500.32242152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9500.322421525">
            <text:p>-149500.322421525</text:p>
          </table:table-cell>
          <table:table-cell table:style-name="ce1" table:formula="of:=360000*(1-0.01*([.E56]-25))*[.$V$9]" office:value-type="float" office:value="468541.656">
            <text:p>468541.656</text:p>
          </table:table-cell>
          <table:table-cell table:formula="of:=[.R56]+[.S56]" office:value-type="float" office:value="319041.333578475">
            <text:p>319041.333578475</text:p>
          </table:table-cell>
          <table:table-cell table:formula="of:=[.T56]/[.S56]" office:value-type="float" office:value="0.680924160088928">
            <text:p>0.6809241601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8971.873991031">
            <text:p>-158971.873991031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8971.873991031">
            <text:p>-158971.873991031</text:p>
          </table:table-cell>
          <table:table-cell table:style-name="ce1" table:formula="of:=360000*(1-0.01*([.E57]-25))*[.$V$9]" office:value-type="float" office:value="470570.904">
            <text:p>470570.904</text:p>
          </table:table-cell>
          <table:table-cell table:formula="of:=[.R57]+[.S57]" office:value-type="float" office:value="311599.030008969">
            <text:p>311599.030008969</text:p>
          </table:table-cell>
          <table:table-cell table:formula="of:=[.T57]/[.S57]" office:value-type="float" office:value="0.66217232591365">
            <text:p>0.66217232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72361.775336323">
            <text:p>-172361.775336323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72361.775336323">
            <text:p>-172361.775336323</text:p>
          </table:table-cell>
          <table:table-cell table:style-name="ce1" table:formula="of:=360000*(1-0.01*([.E58]-25))*[.$V$9]" office:value-type="float" office:value="465158.2752">
            <text:p>465158.2752</text:p>
          </table:table-cell>
          <table:table-cell table:formula="of:=[.R58]+[.S58]" office:value-type="float" office:value="292796.499863677">
            <text:p>292796.499863677</text:p>
          </table:table-cell>
          <table:table-cell table:formula="of:=[.T58]/[.S58]" office:value-type="float" office:value="0.629455640099676">
            <text:p>0.6294556401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81621.524215247">
            <text:p>-181621.524215247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81621.524215247">
            <text:p>-181621.524215247</text:p>
          </table:table-cell>
          <table:table-cell table:style-name="ce1" table:formula="of:=360000*(1-0.01*([.E59]-25))*[.$V$9]" office:value-type="float" office:value="462180.744">
            <text:p>462180.744</text:p>
          </table:table-cell>
          <table:table-cell table:formula="of:=[.R59]+[.S59]" office:value-type="float" office:value="280559.219784753">
            <text:p>280559.219784753</text:p>
          </table:table-cell>
          <table:table-cell table:formula="of:=[.T59]/[.S59]" office:value-type="float" office:value="0.607033554354989">
            <text:p>0.6070335544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90695.94573991">
            <text:p>-190695.94573991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90695.94573991">
            <text:p>-190695.94573991</text:p>
          </table:table-cell>
          <table:table-cell table:style-name="ce1" table:formula="of:=360000*(1-0.01*([.E60]-25))*[.$V$9]" office:value-type="float" office:value="464881.2048">
            <text:p>464881.2048</text:p>
          </table:table-cell>
          <table:table-cell table:formula="of:=[.R60]+[.S60]" office:value-type="float" office:value="274185.25906009">
            <text:p>274185.25906009</text:p>
          </table:table-cell>
          <table:table-cell table:formula="of:=[.T60]/[.S60]" office:value-type="float" office:value="0.589796395786853">
            <text:p>0.5897963958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9796.842600897">
            <text:p>-199796.842600897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9796.842600897">
            <text:p>-199796.842600897</text:p>
          </table:table-cell>
          <table:table-cell table:style-name="ce1" table:formula="of:=360000*(1-0.01*([.E61]-25))*[.$V$9]" office:value-type="float" office:value="467987.5152">
            <text:p>467987.5152</text:p>
          </table:table-cell>
          <table:table-cell table:formula="of:=[.R61]+[.S61]" office:value-type="float" office:value="268190.672599103">
            <text:p>268190.672599103</text:p>
          </table:table-cell>
          <table:table-cell table:formula="of:=[.T61]/[.S61]" office:value-type="float" office:value="0.573072280538272">
            <text:p>0.5730722805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8950.833542601">
            <text:p>-208950.833542601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8950.833542601">
            <text:p>-208950.833542601</text:p>
          </table:table-cell>
          <table:table-cell table:style-name="ce1" table:formula="of:=360000*(1-0.01*([.E62]-25))*[.$V$9]" office:value-type="float" office:value="470582.6112">
            <text:p>470582.6112</text:p>
          </table:table-cell>
          <table:table-cell table:formula="of:=[.R62]+[.S62]" office:value-type="float" office:value="261631.777657399">
            <text:p>261631.777657399</text:p>
          </table:table-cell>
          <table:table-cell table:formula="of:=[.T62]/[.S62]" office:value-type="float" office:value="0.555974172080499">
            <text:p>0.5559741721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22155.407533632">
            <text:p>-222155.407533632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22155.407533632">
            <text:p>-222155.407533632</text:p>
          </table:table-cell>
          <table:table-cell table:style-name="ce1" table:formula="of:=360000*(1-0.01*([.E63]-25))*[.$V$9]" office:value-type="float" office:value="464377.7952">
            <text:p>464377.7952</text:p>
          </table:table-cell>
          <table:table-cell table:formula="of:=[.R63]+[.S63]" office:value-type="float" office:value="242222.387666368">
            <text:p>242222.387666368</text:p>
          </table:table-cell>
          <table:table-cell table:formula="of:=[.T63]/[.S63]" office:value-type="float" office:value="0.521606308850419">
            <text:p>0.521606308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31282.779730942">
            <text:p>-231282.779730942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31282.779730942">
            <text:p>-231282.779730942</text:p>
          </table:table-cell>
          <table:table-cell table:style-name="ce1" table:formula="of:=360000*(1-0.01*([.E64]-25))*[.$V$9]" office:value-type="float" office:value="462610.008">
            <text:p>462610.008</text:p>
          </table:table-cell>
          <table:table-cell table:formula="of:=[.R64]+[.S64]" office:value-type="float" office:value="231327.228269058">
            <text:p>231327.228269058</text:p>
          </table:table-cell>
          <table:table-cell table:formula="of:=[.T64]/[.S64]" office:value-type="float" office:value="0.50004804104683">
            <text:p>0.500048041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40357.201255605">
            <text:p>-240357.201255605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40357.201255605">
            <text:p>-240357.201255605</text:p>
          </table:table-cell>
          <table:table-cell table:style-name="ce1" table:formula="of:=360000*(1-0.01*([.E65]-25))*[.$V$9]" office:value-type="float" office:value="465681.1968">
            <text:p>465681.1968</text:p>
          </table:table-cell>
          <table:table-cell table:formula="of:=[.R65]+[.S65]" office:value-type="float" office:value="225323.995544395">
            <text:p>225323.995544395</text:p>
          </table:table-cell>
          <table:table-cell table:formula="of:=[.T65]/[.S65]" office:value-type="float" office:value="0.483858908396438">
            <text:p>0.4838589084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9484.573452915">
            <text:p>-249484.573452915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9484.573452915">
            <text:p>-249484.573452915</text:p>
          </table:table-cell>
          <table:table-cell table:style-name="ce1" table:formula="of:=360000*(1-0.01*([.E66]-25))*[.$V$9]" office:value-type="float" office:value="469002.1392">
            <text:p>469002.1392</text:p>
          </table:table-cell>
          <table:table-cell table:formula="of:=[.R66]+[.S66]" office:value-type="float" office:value="219517.565747085">
            <text:p>219517.565747085</text:p>
          </table:table-cell>
          <table:table-cell table:formula="of:=[.T66]/[.S66]" office:value-type="float" office:value="0.468052376310111">
            <text:p>0.4680523763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60147.515156951">
            <text:p>-260147.515156951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60147.515156951">
            <text:p>-260147.515156951</text:p>
          </table:table-cell>
          <table:table-cell table:style-name="ce1" table:formula="of:=360000*(1-0.01*([.E67]-25))*[.$V$9]" office:value-type="float" office:value="471320.1648">
            <text:p>471320.1648</text:p>
          </table:table-cell>
          <table:table-cell table:formula="of:=[.R67]+[.S67]" office:value-type="float" office:value="211172.649643049">
            <text:p>211172.649643049</text:p>
          </table:table-cell>
          <table:table-cell table:formula="of:=[.T67]/[.S67]" office:value-type="float" office:value="0.448045013589984">
            <text:p>0.4480450136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71842.994977578">
            <text:p>-271842.994977578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71842.994977578">
            <text:p>-271842.994977578</text:p>
          </table:table-cell>
          <table:table-cell table:style-name="ce1" table:formula="of:=360000*(1-0.01*([.E68]-25))*[.$V$9]" office:value-type="float" office:value="462153.4272">
            <text:p>462153.4272</text:p>
          </table:table-cell>
          <table:table-cell table:formula="of:=[.R68]+[.S68]" office:value-type="float" office:value="190310.432222422">
            <text:p>190310.432222422</text:p>
          </table:table-cell>
          <table:table-cell table:formula="of:=[.T68]/[.S68]" office:value-type="float" office:value="0.411790589491968">
            <text:p>0.4117905895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80890.941165919">
            <text:p>-280890.941165919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80890.941165919">
            <text:p>-280890.941165919</text:p>
          </table:table-cell>
          <table:table-cell table:style-name="ce1" table:formula="of:=360000*(1-0.01*([.E69]-25))*[.$V$9]" office:value-type="float" office:value="463831.4592">
            <text:p>463831.4592</text:p>
          </table:table-cell>
          <table:table-cell table:formula="of:=[.R69]+[.S69]" office:value-type="float" office:value="182940.518034081">
            <text:p>182940.518034081</text:p>
          </table:table-cell>
          <table:table-cell table:formula="of:=[.T69]/[.S69]" office:value-type="float" office:value="0.394411621733485">
            <text:p>0.3944116217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9938.88735426">
            <text:p>-289938.88735426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9938.88735426">
            <text:p>-289938.88735426</text:p>
          </table:table-cell>
          <table:table-cell table:style-name="ce1" table:formula="of:=360000*(1-0.01*([.E70]-25))*[.$V$9]" office:value-type="float" office:value="467577.7632">
            <text:p>467577.7632</text:p>
          </table:table-cell>
          <table:table-cell table:formula="of:=[.R70]+[.S70]" office:value-type="float" office:value="177638.87584574">
            <text:p>177638.87584574</text:p>
          </table:table-cell>
          <table:table-cell table:formula="of:=[.T70]/[.S70]" office:value-type="float" office:value="0.379913010896879">
            <text:p>0.3799130109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9013.308878924">
            <text:p>-299013.308878924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9013.308878924">
            <text:p>-299013.308878924</text:p>
          </table:table-cell>
          <table:table-cell table:style-name="ce1" table:formula="of:=360000*(1-0.01*([.E71]-25))*[.$V$9]" office:value-type="float" office:value="471007.9728">
            <text:p>471007.9728</text:p>
          </table:table-cell>
          <table:table-cell table:formula="of:=[.R71]+[.S71]" office:value-type="float" office:value="171994.663921076">
            <text:p>171994.663921076</text:p>
          </table:table-cell>
          <table:table-cell table:formula="of:=[.T71]/[.S71]" office:value-type="float" office:value="0.365162956581435">
            <text:p>0.3651629566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12562.062242152">
            <text:p>-312562.062242152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12562.062242152">
            <text:p>-312562.062242152</text:p>
          </table:table-cell>
          <table:table-cell table:style-name="ce1" table:formula="of:=360000*(1-0.01*([.E72]-25))*[.$V$9]" office:value-type="float" office:value="463839.264">
            <text:p>463839.264</text:p>
          </table:table-cell>
          <table:table-cell table:formula="of:=[.R72]+[.S72]" office:value-type="float" office:value="151277.201757848">
            <text:p>151277.201757848</text:p>
          </table:table-cell>
          <table:table-cell table:formula="of:=[.T72]/[.S72]" office:value-type="float" office:value="0.326141431954858">
            <text:p>0.326141432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21742.385112108">
            <text:p>-321742.385112108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21742.385112108">
            <text:p>-321742.385112108</text:p>
          </table:table-cell>
          <table:table-cell table:style-name="ce1" table:formula="of:=360000*(1-0.01*([.E73]-25))*[.$V$9]" office:value-type="float" office:value="463480.2432">
            <text:p>463480.2432</text:p>
          </table:table-cell>
          <table:table-cell table:formula="of:=[.R73]+[.S73]" office:value-type="float" office:value="141737.858087892">
            <text:p>141737.858087892</text:p>
          </table:table-cell>
          <table:table-cell table:formula="of:=[.T73]/[.S73]" office:value-type="float" office:value="0.305812081890036">
            <text:p>0.3058120819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30869.900717489">
            <text:p>-330869.900717489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30869.900717489">
            <text:p>-330869.900717489</text:p>
          </table:table-cell>
          <table:table-cell table:style-name="ce1" table:formula="of:=360000*(1-0.01*([.E74]-25))*[.$V$9]" office:value-type="float" office:value="467183.6208">
            <text:p>467183.6208</text:p>
          </table:table-cell>
          <table:table-cell table:formula="of:=[.R74]+[.S74]" office:value-type="float" office:value="136313.720082511">
            <text:p>136313.720082511</text:p>
          </table:table-cell>
          <table:table-cell table:formula="of:=[.T74]/[.S74]" office:value-type="float" office:value="0.29177760951698">
            <text:p>0.2917776095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40050.223587444">
            <text:p>-340050.223587444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40050.223587444">
            <text:p>-340050.223587444</text:p>
          </table:table-cell>
          <table:table-cell table:style-name="ce1" table:formula="of:=360000*(1-0.01*([.E75]-25))*[.$V$9]" office:value-type="float" office:value="471011.8752">
            <text:p>471011.8752</text:p>
          </table:table-cell>
          <table:table-cell table:formula="of:=[.R75]+[.S75]" office:value-type="float" office:value="130961.651612556">
            <text:p>130961.651612556</text:p>
          </table:table-cell>
          <table:table-cell table:formula="of:=[.T75]/[.S75]" office:value-type="float" office:value="0.278043205507181">
            <text:p>0.2780432055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53916.680986547">
            <text:p>-353916.680986547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53916.680986547">
            <text:p>-353916.680986547</text:p>
          </table:table-cell>
          <table:table-cell table:style-name="ce1" table:formula="of:=360000*(1-0.01*([.E76]-25))*[.$V$9]" office:value-type="float" office:value="464736.816">
            <text:p>464736.816</text:p>
          </table:table-cell>
          <table:table-cell table:formula="of:=[.R76]+[.S76]" office:value-type="float" office:value="110820.135013453">
            <text:p>110820.135013453</text:p>
          </table:table-cell>
          <table:table-cell table:formula="of:=[.T76]/[.S76]" office:value-type="float" office:value="0.238457835054439">
            <text:p>0.2384578351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63123.479192825">
            <text:p>-363123.47919282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63123.479192825">
            <text:p>-363123.479192825</text:p>
          </table:table-cell>
          <table:table-cell table:style-name="ce1" table:formula="of:=360000*(1-0.01*([.E77]-25))*[.$V$9]" office:value-type="float" office:value="463456.8288">
            <text:p>463456.8288</text:p>
          </table:table-cell>
          <table:table-cell table:formula="of:=[.R77]+[.S77]" office:value-type="float" office:value="100333.349607175">
            <text:p>100333.349607175</text:p>
          </table:table-cell>
          <table:table-cell table:formula="of:=[.T77]/[.S77]" office:value-type="float" office:value="0.216489095363988">
            <text:p>0.2164890954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68107.141345291">
            <text:p>-368107.141345291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68107.141345291">
            <text:p>-368107.141345291</text:p>
          </table:table-cell>
          <table:table-cell table:style-name="ce1" table:formula="of:=360000*(1-0.01*([.E78]-25))*[.$V$9]" office:value-type="float" office:value="465431.4432">
            <text:p>465431.4432</text:p>
          </table:table-cell>
          <table:table-cell table:formula="of:=[.R78]+[.S78]" office:value-type="float" office:value="97324.3018547086">
            <text:p>97324.3018547086</text:p>
          </table:table-cell>
          <table:table-cell table:formula="of:=[.T78]/[.S78]" office:value-type="float" office:value="0.209105558458988">
            <text:p>0.2091055585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68134.333721973">
            <text:p>-368134.333721973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68134.333721973">
            <text:p>-368134.333721973</text:p>
          </table:table-cell>
          <table:table-cell table:style-name="ce1" table:formula="of:=360000*(1-0.01*([.E79]-25))*[.$V$9]" office:value-type="float" office:value="465431.4432">
            <text:p>465431.4432</text:p>
          </table:table-cell>
          <table:table-cell table:formula="of:=[.R79]+[.S79]" office:value-type="float" office:value="97297.109478027">
            <text:p>97297.109478027</text:p>
          </table:table-cell>
          <table:table-cell table:formula="of:=[.T79]/[.S79]" office:value-type="float" office:value="0.209047134437407">
            <text:p>0.2090471344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72383.228071749">
            <text:p>-372383.228071749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72383.228071749">
            <text:p>-372383.228071749</text:p>
          </table:table-cell>
          <table:table-cell table:style-name="ce1" table:formula="of:=360000*(1-0.01*([.E80]-25))*[.$V$9]" office:value-type="float" office:value="467476.3008">
            <text:p>467476.3008</text:p>
          </table:table-cell>
          <table:table-cell table:formula="of:=[.R80]+[.S80]" office:value-type="float" office:value="95093.0727282512">
            <text:p>95093.0727282512</text:p>
          </table:table-cell>
          <table:table-cell table:formula="of:=[.T80]/[.S80]" office:value-type="float" office:value="0.203417954162632">
            <text:p>0.2034179542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82940.268430493">
            <text:p>-382940.268430493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82940.268430493">
            <text:p>-382940.268430493</text:p>
          </table:table-cell>
          <table:table-cell table:style-name="ce1" table:formula="of:=360000*(1-0.01*([.E81]-25))*[.$V$9]" office:value-type="float" office:value="471694.7952">
            <text:p>471694.7952</text:p>
          </table:table-cell>
          <table:table-cell table:formula="of:=[.R81]+[.S81]" office:value-type="float" office:value="88754.5267695069">
            <text:p>88754.5267695069</text:p>
          </table:table-cell>
          <table:table-cell table:formula="of:=[.T81]/[.S81]" office:value-type="float" office:value="0.188160920308384">
            <text:p>0.1881609203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97759.83793722">
            <text:p>-397759.83793722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97759.83793722">
            <text:p>-397759.83793722</text:p>
          </table:table-cell>
          <table:table-cell table:style-name="ce1" table:formula="of:=360000*(1-0.01*([.E82]-25))*[.$V$9]" office:value-type="float" office:value="464490.9648">
            <text:p>464490.9648</text:p>
          </table:table-cell>
          <table:table-cell table:formula="of:=[.R82]+[.S82]" office:value-type="float" office:value="66731.1268627803">
            <text:p>66731.1268627803</text:p>
          </table:table-cell>
          <table:table-cell table:formula="of:=[.T82]/[.S82]" office:value-type="float" office:value="0.143665069764087">
            <text:p>0.1436650698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401274.438834081">
            <text:p>-401274.438834081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401274.438834081">
            <text:p>-401274.438834081</text:p>
          </table:table-cell>
          <table:table-cell table:style-name="ce1" table:formula="of:=360000*(1-0.01*([.E83]-25))*[.$V$9]" office:value-type="float" office:value="464092.92">
            <text:p>464092.92</text:p>
          </table:table-cell>
          <table:table-cell table:formula="of:=[.R83]+[.S83]" office:value-type="float" office:value="62818.4811659193">
            <text:p>62818.4811659193</text:p>
          </table:table-cell>
          <table:table-cell table:formula="of:=[.T83]/[.S83]" office:value-type="float" office:value="0.135357551168674">
            <text:p>0.1353575512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403121.093542601">
            <text:p>-403121.093542601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403121.093542601">
            <text:p>-403121.093542601</text:p>
          </table:table-cell>
          <table:table-cell table:style-name="ce1" table:formula="of:=360000*(1-0.01*([.E84]-25))*[.$V$9]" office:value-type="float" office:value="468666.5328">
            <text:p>468666.5328</text:p>
          </table:table-cell>
          <table:table-cell table:formula="of:=[.R84]+[.S84]" office:value-type="float" office:value="65545.4392573992">
            <text:p>65545.4392573992</text:p>
          </table:table-cell>
          <table:table-cell table:formula="of:=[.T84]/[.S84]" office:value-type="float" office:value="0.139855173497891">
            <text:p>0.1398551735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/>
          <table:table-cell table:style-name="ce7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*[.$V$9]" office:value-type="float" office:value="447577.9632">
            <text:p>447577.9632</text:p>
          </table:table-cell>
          <table:table-cell table:formula="of:=[.R2]+[.S2]" office:value-type="float" office:value="447577.9632">
            <text:p>447577.963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89.473811659193">
            <text:p>-489.4738116592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89.473811659193">
            <text:p>-489.4738116592</text:p>
          </table:table-cell>
          <table:table-cell table:formula="of:=360000*(1-0.01*([.E3]-25))*[.$V$9]" office:value-type="float" office:value="439597.5552">
            <text:p>439597.5552</text:p>
          </table:table-cell>
          <table:table-cell table:formula="of:=[.R3]+[.S3]" office:value-type="float" office:value="439108.081388341">
            <text:p>439108.081388341</text:p>
          </table:table-cell>
          <table:table-cell table:formula="of:=[.T3]/[.S3]" office:value-type="float" office:value="0.998886541096807">
            <text:p>0.9988865411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87.80269058296">
            <text:p>-1687.802690583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87.80269058296">
            <text:p>-1687.802690583</text:p>
          </table:table-cell>
          <table:table-cell table:formula="of:=360000*(1-0.01*([.E4]-25))*[.$V$9]" office:value-type="float" office:value="439507.8">
            <text:p>439507.8</text:p>
          </table:table-cell>
          <table:table-cell table:formula="of:=[.R4]+[.S4]" office:value-type="float" office:value="437819.997309417">
            <text:p>437819.997309417</text:p>
          </table:table-cell>
          <table:table-cell table:formula="of:=[.T4]/[.S4]" office:value-type="float" office:value="0.996159788994455">
            <text:p>0.996159789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8">
            <text:p>8</text:p>
          </table:table-cell>
          <table:table-cell table:style-name="ce6" office:value-type="float" office:value="11.7">
            <text:p>11.7</text:p>
          </table:table-cell>
          <table:table-cell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921.0762331839">
            <text:p>-10921.0762331839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921.0762331839">
            <text:p>-10921.0762331839</text:p>
          </table:table-cell>
          <table:table-cell table:formula="of:=360000*(1-0.01*([.E5]-25))*[.$V$9]" office:value-type="float" office:value="442914.5952">
            <text:p>442914.5952</text:p>
          </table:table-cell>
          <table:table-cell table:formula="of:=[.R5]+[.S5]" office:value-type="float" office:value="431993.518966816">
            <text:p>431993.518966816</text:p>
          </table:table-cell>
          <table:table-cell table:formula="of:=[.T5]/[.S5]" office:value-type="float" office:value="0.975342704097948">
            <text:p>0.9753427041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9.5">
            <text:p>9.5</text:p>
          </table:table-cell>
          <table:table-cell table:style-name="ce1"/>
          <table:table-cell table:style-name="ce7" office:value-type="float" office:value="11.6">
            <text:p>11.6</text:p>
          </table:table-cell>
          <table:table-cell table:style-name="ce6" office:value-type="float" office:value="12.5">
            <text:p>12.5</text:p>
          </table:table-cell>
          <table:table-cell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3066.6367713004">
            <text:p>-23066.6367713004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3066.6367713004">
            <text:p>-23066.6367713004</text:p>
          </table:table-cell>
          <table:table-cell table:formula="of:=360000*(1-0.01*([.E6]-25))*[.$V$9]" office:value-type="float" office:value="447398.4528">
            <text:p>447398.4528</text:p>
          </table:table-cell>
          <table:table-cell table:formula="of:=[.R6]+[.S6]" office:value-type="float" office:value="424331.8160287">
            <text:p>424331.8160287</text:p>
          </table:table-cell>
          <table:table-cell table:formula="of:=[.T6]/[.S6]" office:value-type="float" office:value="0.948442743538919">
            <text:p>0.9484427435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2">
            <text:p>12</text:p>
          </table:table-cell>
          <table:table-cell table:style-name="ce1"/>
          <table:table-cell table:style-name="ce7" office:value-type="float" office:value="12.4">
            <text:p>12.4</text:p>
          </table:table-cell>
          <table:table-cell table:style-name="ce6" office:value-type="float" office:value="12.6">
            <text:p>12.6</text:p>
          </table:table-cell>
          <table:table-cell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5027.0133632287">
            <text:p>-35027.013363228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5027.0133632287">
            <text:p>-35027.0133632287</text:p>
          </table:table-cell>
          <table:table-cell table:formula="of:=360000*(1-0.01*([.E7]-25))*[.$V$9]" office:value-type="float" office:value="438793.6608">
            <text:p>438793.6608</text:p>
          </table:table-cell>
          <table:table-cell table:formula="of:=[.R7]+[.S7]" office:value-type="float" office:value="403766.647436771">
            <text:p>403766.647436771</text:p>
          </table:table-cell>
          <table:table-cell table:formula="of:=[.T7]/[.S7]" office:value-type="float" office:value="0.920174294908071">
            <text:p>0.920174294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5">
            <text:p>12.5</text:p>
          </table:table-cell>
          <table:table-cell table:style-name="ce1"/>
          <table:table-cell table:style-name="ce7" office:value-type="float" office:value="12.6">
            <text:p>12.6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4260.2869058296">
            <text:p>-44260.2869058296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4260.2869058296">
            <text:p>-44260.2869058296</text:p>
          </table:table-cell>
          <table:table-cell table:formula="of:=360000*(1-0.01*([.E8]-25))*[.$V$9]" office:value-type="float" office:value="440686.3248">
            <text:p>440686.3248</text:p>
          </table:table-cell>
          <table:table-cell table:formula="of:=[.R8]+[.S8]" office:value-type="float" office:value="396426.03789417">
            <text:p>396426.03789417</text:p>
          </table:table-cell>
          <table:table-cell table:formula="of:=[.T8]/[.S8]" office:value-type="float" office:value="0.899565100128949">
            <text:p>0.8995651001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3943.6411659193">
            <text:p>-53943.6411659193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3943.6411659193">
            <text:p>-53943.6411659193</text:p>
            <draw:frame table:end-cell-address="'11.1 C'.AB29" table:end-x="0.1606in" table:end-y="0.163in" draw:z-index="6" draw:style-name="gr2" draw:text-style-name="P2" svg:width="6.2988in" svg:height="3.5425in" svg:x="0.626in" svg:y="0.1764in">
              <draw:object draw:notify-on-update-of-ranges="'11.1 C'.U2:'11.1 C'.U37 '11.1 C'.Y1:'11.1 C'.Y1 '11.1 C'.Y2:'11.1 C'.Y37 '11.1 C'.AD2:'11.1 C'.AD19 '11.1 C'.AE1:'11.1 C'.AE1 '11.1 C'.AE2:'11.1 C'.AE19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9]-25))*[.$V$9]" office:value-type="float" office:value="446134.0752">
            <text:p>446134.0752</text:p>
          </table:table-cell>
          <table:table-cell table:formula="of:=[.R9]+[.S9]" office:value-type="float" office:value="392190.434034081">
            <text:p>392190.434034081</text:p>
          </table:table-cell>
          <table:table-cell table:formula="of:=[.T9]/[.S9]" office:value-type="float" office:value="0.879086480579327">
            <text:p>0.8790864806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8">
            <text:p>12.8</text:p>
          </table:table-cell>
          <table:table-cell table:style-name="ce1"/>
          <table:table-cell table:style-name="ce7" office:value-type="float" office:value="12.8">
            <text:p>12.8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8021.9012556054">
            <text:p>-68021.9012556054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8021.9012556054">
            <text:p>-68021.9012556054</text:p>
          </table:table-cell>
          <table:table-cell table:formula="of:=360000*(1-0.01*([.E10]-25))*[.$V$9]" office:value-type="float" office:value="440573.1552">
            <text:p>440573.1552</text:p>
          </table:table-cell>
          <table:table-cell table:formula="of:=[.R10]+[.S10]" office:value-type="float" office:value="372551.253944395">
            <text:p>372551.253944395</text:p>
          </table:table-cell>
          <table:table-cell table:formula="of:=[.T10]/[.S10]" office:value-type="float" office:value="0.845605887574502">
            <text:p>0.8456058876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2">
            <text:p>12.92</text:p>
          </table:table-cell>
          <table:table-cell table:style-name="ce6" office:value-type="float" office:value="12.96">
            <text:p>12.96</text:p>
          </table:table-cell>
          <table:table-cell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7228.6994618834">
            <text:p>-77228.6994618834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7228.6994618834">
            <text:p>-77228.6994618834</text:p>
          </table:table-cell>
          <table:table-cell table:formula="of:=360000*(1-0.01*([.E11]-25))*[.$V$9]" office:value-type="float" office:value="439246.3392">
            <text:p>439246.3392</text:p>
          </table:table-cell>
          <table:table-cell table:formula="of:=[.R11]+[.S11]" office:value-type="float" office:value="362017.639738117">
            <text:p>362017.639738117</text:p>
          </table:table-cell>
          <table:table-cell table:formula="of:=[.T11]/[.S11]" office:value-type="float" office:value="0.824179070900078">
            <text:p>0.8241790709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6">
            <text:p>12.96</text:p>
          </table:table-cell>
          <table:table-cell table:style-name="ce1"/>
          <table:table-cell table:style-name="ce7" office:value-type="float" office:value="13.01">
            <text:p>13.01</text:p>
          </table:table-cell>
          <table:table-cell table:style-name="ce6" office:value-type="float" office:value="13.01">
            <text:p>13.01</text:p>
          </table:table-cell>
          <table:table-cell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6435.4976681614">
            <text:p>-86435.4976681614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6435.4976681614">
            <text:p>-86435.4976681614</text:p>
          </table:table-cell>
          <table:table-cell table:formula="of:=360000*(1-0.01*([.E12]-25))*[.$V$9]" office:value-type="float" office:value="444686.2848">
            <text:p>444686.2848</text:p>
          </table:table-cell>
          <table:table-cell table:formula="of:=[.R12]+[.S12]" office:value-type="float" office:value="358250.787131839">
            <text:p>358250.787131839</text:p>
          </table:table-cell>
          <table:table-cell table:formula="of:=[.T12]/[.S12]" office:value-type="float" office:value="0.805625897126474">
            <text:p>0.8056258971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/>
          <table:table-cell table:style-name="ce7" office:value-type="float" office:value="13.06">
            <text:p>13.06</text:p>
          </table:table-cell>
          <table:table-cell table:style-name="ce6" office:value-type="float" office:value="13.06">
            <text:p>13.06</text:p>
          </table:table-cell>
          <table:table-cell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100593.183766816">
            <text:p>-100593.183766816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100593.183766816">
            <text:p>-100593.183766816</text:p>
          </table:table-cell>
          <table:table-cell table:formula="of:=360000*(1-0.01*([.E13]-25))*[.$V$9]" office:value-type="float" office:value="443421.9072">
            <text:p>443421.9072</text:p>
          </table:table-cell>
          <table:table-cell table:formula="of:=[.R13]+[.S13]" office:value-type="float" office:value="342828.723433184">
            <text:p>342828.723433184</text:p>
          </table:table-cell>
          <table:table-cell table:formula="of:=[.T13]/[.S13]" office:value-type="float" office:value="0.773143405561501">
            <text:p>0.7731434056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10567.766726457">
            <text:p>-110567.766726457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10567.766726457">
            <text:p>-110567.766726457</text:p>
          </table:table-cell>
          <table:table-cell table:formula="of:=360000*(1-0.01*([.E14]-25))*[.$V$9]" office:value-type="float" office:value="438797.5632">
            <text:p>438797.5632</text:p>
          </table:table-cell>
          <table:table-cell table:formula="of:=[.R14]+[.S14]" office:value-type="float" office:value="328229.796473543">
            <text:p>328229.796473543</text:p>
          </table:table-cell>
          <table:table-cell table:formula="of:=[.T14]/[.S14]" office:value-type="float" office:value="0.748021010143893">
            <text:p>0.7480210101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9827.515605381">
            <text:p>-119827.515605381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9827.515605381">
            <text:p>-119827.515605381</text:p>
          </table:table-cell>
          <table:table-cell table:formula="of:=360000*(1-0.01*([.E15]-25))*[.$V$9]" office:value-type="float" office:value="443847.2688">
            <text:p>443847.2688</text:p>
          </table:table-cell>
          <table:table-cell table:formula="of:=[.R15]+[.S15]" office:value-type="float" office:value="324019.753194619">
            <text:p>324019.753194619</text:p>
          </table:table-cell>
          <table:table-cell table:formula="of:=[.T15]/[.S15]" office:value-type="float" office:value="0.730025339731501">
            <text:p>0.7300253397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">
            <text:p>13.2</text:p>
          </table:table-cell>
          <table:table-cell table:style-name="ce6" office:value-type="float" office:value="13.2">
            <text:p>13.2</text:p>
          </table:table-cell>
          <table:table-cell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33429.219641256">
            <text:p>-133429.219641256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33429.219641256">
            <text:p>-133429.219641256</text:p>
          </table:table-cell>
          <table:table-cell table:formula="of:=360000*(1-0.01*([.E16]-25))*[.$V$9]" office:value-type="float" office:value="445322.376">
            <text:p>445322.376</text:p>
          </table:table-cell>
          <table:table-cell table:formula="of:=[.R16]+[.S16]" office:value-type="float" office:value="311893.156358745">
            <text:p>311893.156358745</text:p>
          </table:table-cell>
          <table:table-cell table:formula="of:=[.T16]/[.S16]" office:value-type="float" office:value="0.700376116646662">
            <text:p>0.700376116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/>
          <table:table-cell table:style-name="ce7" office:value-type="float" office:value="13.23">
            <text:p>13.23</text:p>
          </table:table-cell>
          <table:table-cell table:style-name="ce6" office:value-type="float" office:value="13.23">
            <text:p>13.23</text:p>
          </table:table-cell>
          <table:table-cell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4568.717399103">
            <text:p>-144568.717399103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4568.717399103">
            <text:p>-144568.717399103</text:p>
          </table:table-cell>
          <table:table-cell table:formula="of:=360000*(1-0.01*([.E17]-25))*[.$V$9]" office:value-type="float" office:value="439098.048">
            <text:p>439098.048</text:p>
          </table:table-cell>
          <table:table-cell table:formula="of:=[.R17]+[.S17]" office:value-type="float" office:value="294529.330600897">
            <text:p>294529.330600897</text:p>
          </table:table-cell>
          <table:table-cell table:formula="of:=[.T17]/[.S17]" office:value-type="float" office:value="0.670759826745795">
            <text:p>0.6707598267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3">
            <text:p>13.23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53854.94161435">
            <text:p>-153854.94161435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53854.94161435">
            <text:p>-153854.94161435</text:p>
          </table:table-cell>
          <table:table-cell table:formula="of:=360000*(1-0.01*([.E18]-25))*[.$V$9]" office:value-type="float" office:value="444561.408">
            <text:p>444561.408</text:p>
          </table:table-cell>
          <table:table-cell table:formula="of:=[.R18]+[.S18]" office:value-type="float" office:value="290706.46638565">
            <text:p>290706.46638565</text:p>
          </table:table-cell>
          <table:table-cell table:formula="of:=[.T18]/[.S18]" office:value-type="float" office:value="0.653917459217806">
            <text:p>0.653917459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6">
            <text:p>13.6</text:p>
          </table:table-cell>
          <table:table-cell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7880.394439462">
            <text:p>-167880.39443946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7880.394439462">
            <text:p>-167880.394439462</text:p>
          </table:table-cell>
          <table:table-cell table:formula="of:=360000*(1-0.01*([.E19]-25))*[.$V$9]" office:value-type="float" office:value="445880.4192">
            <text:p>445880.4192</text:p>
          </table:table-cell>
          <table:table-cell table:formula="of:=[.R19]+[.S19]" office:value-type="float" office:value="278000.024760538">
            <text:p>278000.024760538</text:p>
          </table:table-cell>
          <table:table-cell table:formula="of:=[.T19]/[.S19]" office:value-type="float" office:value="0.62348560912212">
            <text:p>0.6234856091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6">
            <text:p>14.46</text:p>
          </table:table-cell>
          <table:table-cell table:number-columns-repeated="4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9125.793542601">
            <text:p>-179125.793542601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9125.793542601">
            <text:p>-179125.793542601</text:p>
          </table:table-cell>
          <table:table-cell table:formula="of:=360000*(1-0.01*([.E20]-25))*[.$V$9]" office:value-type="float" office:value="439948.7712">
            <text:p>439948.7712</text:p>
          </table:table-cell>
          <table:table-cell table:formula="of:=[.R20]+[.S20]" office:value-type="float" office:value="260822.977657399">
            <text:p>260822.977657399</text:p>
          </table:table-cell>
          <table:table-cell table:formula="of:=[.T20]/[.S20]" office:value-type="float" office:value="0.592848519490078">
            <text:p>0.592848519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8412.017757848">
            <text:p>-188412.017757848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8412.017757848">
            <text:p>-188412.017757848</text:p>
          </table:table-cell>
          <table:table-cell table:formula="of:=360000*(1-0.01*([.E21]-25))*[.$V$9]" office:value-type="float" office:value="446169.1968">
            <text:p>446169.1968</text:p>
          </table:table-cell>
          <table:table-cell table:formula="of:=[.R21]+[.S21]" office:value-type="float" office:value="257757.179042153">
            <text:p>257757.179042153</text:p>
          </table:table-cell>
          <table:table-cell table:formula="of:=[.T21]/[.S21]" office:value-type="float" office:value="0.577711731089529">
            <text:p>0.577711731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203231.587264574">
            <text:p>-203231.587264574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203231.587264574">
            <text:p>-203231.587264574</text:p>
          </table:table-cell>
          <table:table-cell table:formula="of:=360000*(1-0.01*([.E22]-25))*[.$V$9]" office:value-type="float" office:value="445935.0528">
            <text:p>445935.0528</text:p>
          </table:table-cell>
          <table:table-cell table:formula="of:=[.R22]+[.S22]" office:value-type="float" office:value="242703.465535426">
            <text:p>242703.465535426</text:p>
          </table:table-cell>
          <table:table-cell table:formula="of:=[.T22]/[.S22]" office:value-type="float" office:value="0.544257429442932">
            <text:p>0.5442574294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14291.659013453">
            <text:p>-214291.659013453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14291.659013453">
            <text:p>-214291.659013453</text:p>
          </table:table-cell>
          <table:table-cell table:formula="of:=360000*(1-0.01*([.E23]-25))*[.$V$9]" office:value-type="float" office:value="441018.0288">
            <text:p>441018.0288</text:p>
          </table:table-cell>
          <table:table-cell table:formula="of:=[.R23]+[.S23]" office:value-type="float" office:value="226726.369786547">
            <text:p>226726.369786547</text:p>
          </table:table-cell>
          <table:table-cell table:formula="of:=[.T23]/[.S23]" office:value-type="float" office:value="0.514097735195689">
            <text:p>0.5140977352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24769.273363229">
            <text:p>-224769.273363229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24769.273363229">
            <text:p>-224769.273363229</text:p>
          </table:table-cell>
          <table:table-cell table:formula="of:=360000*(1-0.01*([.E24]-25))*[.$V$9]" office:value-type="float" office:value="448346.736">
            <text:p>448346.736</text:p>
          </table:table-cell>
          <table:table-cell table:formula="of:=[.R24]+[.S24]" office:value-type="float" office:value="223577.462636771">
            <text:p>223577.462636771</text:p>
          </table:table-cell>
          <table:table-cell table:formula="of:=[.T24]/[.S24]" office:value-type="float" office:value="0.498670882789189">
            <text:p>0.4986708828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9482.941524664">
            <text:p>-239482.941524664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9482.941524664">
            <text:p>-239482.941524664</text:p>
          </table:table-cell>
          <table:table-cell table:formula="of:=360000*(1-0.01*([.E25]-25))*[.$V$9]" office:value-type="float" office:value="445646.2752">
            <text:p>445646.2752</text:p>
          </table:table-cell>
          <table:table-cell table:formula="of:=[.R25]+[.S25]" office:value-type="float" office:value="206163.333675336">
            <text:p>206163.333675336</text:p>
          </table:table-cell>
          <table:table-cell table:formula="of:=[.T25]/[.S25]" office:value-type="float" office:value="0.462616530527071">
            <text:p>0.4626165305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50039.981883408">
            <text:p>-250039.981883408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50039.981883408">
            <text:p>-250039.981883408</text:p>
          </table:table-cell>
          <table:table-cell table:formula="of:=360000*(1-0.01*([.E26]-25))*[.$V$9]" office:value-type="float" office:value="442212.1632">
            <text:p>442212.1632</text:p>
          </table:table-cell>
          <table:table-cell table:formula="of:=[.R26]+[.S26]" office:value-type="float" office:value="192172.181316592">
            <text:p>192172.181316592</text:p>
          </table:table-cell>
          <table:table-cell table:formula="of:=[.T26]/[.S26]" office:value-type="float" office:value="0.434570093970206">
            <text:p>0.43457009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61470.708340807">
            <text:p>-261470.708340807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61470.708340807">
            <text:p>-261470.708340807</text:p>
          </table:table-cell>
          <table:table-cell table:formula="of:=360000*(1-0.01*([.E27]-25))*[.$V$9]" office:value-type="float" office:value="449790.624">
            <text:p>449790.624</text:p>
          </table:table-cell>
          <table:table-cell table:formula="of:=[.R27]+[.S27]" office:value-type="float" office:value="188319.915659193">
            <text:p>188319.915659193</text:p>
          </table:table-cell>
          <table:table-cell table:formula="of:=[.T27]/[.S27]" office:value-type="float" office:value="0.41868350652679">
            <text:p>0.4186835065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76131.425829596">
            <text:p>-276131.425829596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76131.425829596">
            <text:p>-276131.425829596</text:p>
          </table:table-cell>
          <table:table-cell table:formula="of:=360000*(1-0.01*([.E28]-25))*[.$V$9]" office:value-type="float" office:value="445057.0128">
            <text:p>445057.0128</text:p>
          </table:table-cell>
          <table:table-cell table:formula="of:=[.R28]+[.S28]" office:value-type="float" office:value="168925.586970404">
            <text:p>168925.586970404</text:p>
          </table:table-cell>
          <table:table-cell table:formula="of:=[.T28]/[.S28]" office:value-type="float" office:value="0.379559431964991">
            <text:p>0.379559432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86264.860807175">
            <text:p>-286264.86080717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86264.860807175">
            <text:p>-286264.860807175</text:p>
          </table:table-cell>
          <table:table-cell table:formula="of:=360000*(1-0.01*([.E29]-25))*[.$V$9]" office:value-type="float" office:value="443019.96">
            <text:p>443019.96</text:p>
          </table:table-cell>
          <table:table-cell table:formula="of:=[.R29]+[.S29]" office:value-type="float" office:value="156755.099192825">
            <text:p>156755.099192825</text:p>
          </table:table-cell>
          <table:table-cell table:formula="of:=[.T29]/[.S29]" office:value-type="float" office:value="0.35383303992178">
            <text:p>0.3538330399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98304.52">
            <text:p>-298304.52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98304.52">
            <text:p>-298304.52</text:p>
          </table:table-cell>
          <table:table-cell table:formula="of:=360000*(1-0.01*([.E30]-25))*[.$V$9]" office:value-type="float" office:value="450247.2048">
            <text:p>450247.2048</text:p>
          </table:table-cell>
          <table:table-cell table:formula="of:=[.R30]+[.S30]" office:value-type="float" office:value="151942.6848">
            <text:p>151942.6848</text:p>
          </table:table-cell>
          <table:table-cell table:formula="of:=[.T30]/[.S30]" office:value-type="float" office:value="0.337465026279271">
            <text:p>0.3374650263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12938.762152466">
            <text:p>-312938.762152466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12938.762152466">
            <text:p>-312938.762152466</text:p>
          </table:table-cell>
          <table:table-cell table:formula="of:=360000*(1-0.01*([.E31]-25))*[.$V$9]" office:value-type="float" office:value="444768.2352">
            <text:p>444768.2352</text:p>
          </table:table-cell>
          <table:table-cell table:formula="of:=[.R31]+[.S31]" office:value-type="float" office:value="131829.473047534">
            <text:p>131829.473047534</text:p>
          </table:table-cell>
          <table:table-cell table:formula="of:=[.T31]/[.S31]" office:value-type="float" office:value="0.296400378026667">
            <text:p>0.296400378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22913.345112108">
            <text:p>-322913.345112108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22913.345112108">
            <text:p>-322913.345112108</text:p>
          </table:table-cell>
          <table:table-cell table:formula="of:=360000*(1-0.01*([.E32]-25))*[.$V$9]" office:value-type="float" office:value="443378.9808">
            <text:p>443378.9808</text:p>
          </table:table-cell>
          <table:table-cell table:formula="of:=[.R32]+[.S32]" office:value-type="float" office:value="120465.635687892">
            <text:p>120465.635687892</text:p>
          </table:table-cell>
          <table:table-cell table:formula="of:=[.T32]/[.S32]" office:value-type="float" office:value="0.271699022516884">
            <text:p>0.271699022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35164.950403587">
            <text:p>-335164.95040358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35164.950403587">
            <text:p>-335164.950403587</text:p>
          </table:table-cell>
          <table:table-cell table:formula="of:=360000*(1-0.01*([.E33]-25))*[.$V$9]" office:value-type="float" office:value="450493.056">
            <text:p>450493.056</text:p>
          </table:table-cell>
          <table:table-cell table:formula="of:=[.R33]+[.S33]" office:value-type="float" office:value="115328.105596413">
            <text:p>115328.105596413</text:p>
          </table:table-cell>
          <table:table-cell table:formula="of:=[.T33]/[.S33]" office:value-type="float" office:value="0.256004180442712">
            <text:p>0.2560041804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49772.717219731">
            <text:p>-349772.717219731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49772.717219731">
            <text:p>-349772.717219731</text:p>
          </table:table-cell>
          <table:table-cell table:formula="of:=360000*(1-0.01*([.E34]-25))*[.$V$9]" office:value-type="float" office:value="445509.6912">
            <text:p>445509.6912</text:p>
          </table:table-cell>
          <table:table-cell table:formula="of:=[.R34]+[.S34]" office:value-type="float" office:value="95736.9739802692">
            <text:p>95736.9739802692</text:p>
          </table:table-cell>
          <table:table-cell table:formula="of:=[.T34]/[.S34]" office:value-type="float" office:value="0.214893134473455">
            <text:p>0.2148931345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60356.232914798">
            <text:p>-360356.232914798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60356.232914798">
            <text:p>-360356.232914798</text:p>
          </table:table-cell>
          <table:table-cell table:formula="of:=360000*(1-0.01*([.E35]-25))*[.$V$9]" office:value-type="float" office:value="442973.1312">
            <text:p>442973.1312</text:p>
          </table:table-cell>
          <table:table-cell table:formula="of:=[.R35]+[.S35]" office:value-type="float" office:value="82616.8982852019">
            <text:p>82616.8982852019</text:p>
          </table:table-cell>
          <table:table-cell table:formula="of:=[.T35]/[.S35]" office:value-type="float" office:value="0.18650543896736">
            <text:p>0.186505439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72237.040089686">
            <text:p>-372237.040089686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72237.040089686">
            <text:p>-372237.040089686</text:p>
          </table:table-cell>
          <table:table-cell table:formula="of:=360000*(1-0.01*([.E36]-25))*[.$V$9]" office:value-type="float" office:value="450793.5408">
            <text:p>450793.5408</text:p>
          </table:table-cell>
          <table:table-cell table:formula="of:=[.R36]+[.S36]" office:value-type="float" office:value="78556.500710314">
            <text:p>78556.500710314</text:p>
          </table:table-cell>
          <table:table-cell table:formula="of:=[.T36]/[.S36]" office:value-type="float" office:value="0.1742627025465">
            <text:p>0.1742627025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87321.362959641">
            <text:p>-387321.362959641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87321.362959641">
            <text:p>-387321.362959641</text:p>
          </table:table-cell>
          <table:table-cell table:formula="of:=360000*(1-0.01*([.E37]-25))*[.$V$9]" office:value-type="float" office:value="447987.7152">
            <text:p>447987.7152</text:p>
          </table:table-cell>
          <table:table-cell table:formula="of:=[.R37]+[.S37]" office:value-type="float" office:value="60666.3522403589">
            <text:p>60666.3522403589</text:p>
          </table:table-cell>
          <table:table-cell table:formula="of:=[.T37]/[.S37]" office:value-type="float" office:value="0.135419678223263">
            <text:p>0.1354196782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*[.$V$9]" office:value-type="float" office:value="403910.1072">
            <text:p>403910.1072</text:p>
          </table:table-cell>
          <table:table-cell table:formula="of:=[.R2]+[.S2]" office:value-type="float" office:value="403910.1072">
            <text:p>403910.107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4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9.811928251121">
            <text:p>-119.8119282511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9.811928251121">
            <text:p>-119.8119282511</text:p>
          </table:table-cell>
          <table:table-cell table:style-name="ce1" table:formula="of:=360000*(1-0.01*([.E3]-25))*[.$V$9]" office:value-type="float" office:value="403925.7168">
            <text:p>403925.7168</text:p>
          </table:table-cell>
          <table:table-cell table:formula="of:=[.R3]+[.S3]" office:value-type="float" office:value="403805.904871749">
            <text:p>403805.904871749</text:p>
          </table:table-cell>
          <table:table-cell table:formula="of:=[.T3]/[.S3]" office:value-type="float" office:value="0.999703381282082">
            <text:p>0.9997033813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  <draw:frame table:end-cell-address="'20 C'.L20" table:end-x="0.2071in" table:end-y="0.1358in" draw:z-index="1" draw:name="Chart 2" draw:style-name="gr3" draw:text-style-name="P1" svg:width="3.9776in" svg:height="2.8406in" svg:x="0.2976in" svg:y="0.1402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74.483497757848">
            <text:p>-174.4834977578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74.483497757848">
            <text:p>-174.4834977578</text:p>
          </table:table-cell>
          <table:table-cell table:style-name="ce1" table:formula="of:=360000*(1-0.01*([.E4]-25))*[.$V$9]" office:value-type="float" office:value="403925.7168">
            <text:p>403925.7168</text:p>
          </table:table-cell>
          <table:table-cell table:formula="of:=[.R4]+[.S4]" office:value-type="float" office:value="403751.233302242">
            <text:p>403751.233302242</text:p>
          </table:table-cell>
          <table:table-cell table:formula="of:=[.T4]/[.S4]" office:value-type="float" office:value="0.999568030728174">
            <text:p>0.9995680307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.45">
            <text:p>13.45</text:p>
          </table:table-cell>
          <table:table-cell>
            <draw:frame table:end-cell-address="'20 C'.AO21" table:end-x="0.6457in" table:end-y="0.1319in" draw:z-index="4" draw:name="Chart 6" draw:style-name="gr3" draw:text-style-name="P1" svg:width="4.3512in" svg:height="3.098in" svg:x="0.4165in" svg:y="0.0567in">
              <draw:object draw:notify-on-update-of-ranges="'20 C'.AD1:'20 C'.AD1 '20 C'.AD2:'20 C'.AD18 '20 C'.AE1:'20 C'.AE1 '20 C'.AE2:'20 C'.AE18 '20 C'.AD1:'20 C'.AD1 '20 C'.AD2:'20 C'.AD18 '20 C'.AF1:'20 C'.AF1 '20 C'.AF2:'20 C'.AF18 '20 C'.AD1:'20 C'.AD1 '20 C'.AD2:'20 C'.AD18 '20 C'.AG1:'20 C'.AG1 '20 C'.AG2:'20 C'.AG18 '20 C'.AD1:'20 C'.AD1 '20 C'.AD2:'20 C'.AD18 '20 C'.AH1:'20 C'.AH1 '20 C'.AH2:'20 C'.AH1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565.47076233184">
            <text:p>-7565.4707623318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565.47076233184">
            <text:p>-7565.4707623318</text:p>
          </table:table-cell>
          <table:table-cell table:style-name="ce1" table:formula="of:=360000*(1-0.01*([.E5]-25))*[.$V$9]" office:value-type="float" office:value="404901.3168">
            <text:p>404901.3168</text:p>
          </table:table-cell>
          <table:table-cell table:formula="of:=[.R5]+[.S5]" office:value-type="float" office:value="397335.846037668">
            <text:p>397335.846037668</text:p>
          </table:table-cell>
          <table:table-cell table:formula="of:=[.T5]/[.S5]" office:value-type="float" office:value="0.981315272515973">
            <text:p>0.981315272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3.65">
            <text:p>13.6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5369.0761434978">
            <text:p>-15369.0761434978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5369.0761434978">
            <text:p>-15369.0761434978</text:p>
          </table:table-cell>
          <table:table-cell table:style-name="ce1" table:formula="of:=360000*(1-0.01*([.E6]-25))*[.$V$9]" office:value-type="float" office:value="406852.5168">
            <text:p>406852.5168</text:p>
          </table:table-cell>
          <table:table-cell table:formula="of:=[.R6]+[.S6]" office:value-type="float" office:value="391483.440656502">
            <text:p>391483.440656502</text:p>
          </table:table-cell>
          <table:table-cell table:formula="of:=[.T6]/[.S6]" office:value-type="float" office:value="0.962224453557816">
            <text:p>0.962224453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3.77">
            <text:p>13.77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3199.1568609865">
            <text:p>-23199.1568609865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3199.1568609865">
            <text:p>-23199.1568609865</text:p>
          </table:table-cell>
          <table:table-cell table:style-name="ce1" table:formula="of:=360000*(1-0.01*([.E7]-25))*[.$V$9]" office:value-type="float" office:value="408803.7168">
            <text:p>408803.7168</text:p>
          </table:table-cell>
          <table:table-cell table:formula="of:=[.R7]+[.S7]" office:value-type="float" office:value="385604.559939014">
            <text:p>385604.559939014</text:p>
          </table:table-cell>
          <table:table-cell table:formula="of:=[.T7]/[.S7]" office:value-type="float" office:value="0.943251110722322">
            <text:p>0.9432511107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.85">
            <text:p>13.85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4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1082.1882511211">
            <text:p>-31082.1882511211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1082.1882511211">
            <text:p>-31082.1882511211</text:p>
          </table:table-cell>
          <table:table-cell table:style-name="ce1" table:formula="of:=360000*(1-0.01*([.E8]-25))*[.$V$9]" office:value-type="float" office:value="410446.6272">
            <text:p>410446.6272</text:p>
          </table:table-cell>
          <table:table-cell table:formula="of:=[.R8]+[.S8]" office:value-type="float" office:value="379364.438948879">
            <text:p>379364.438948879</text:p>
          </table:table-cell>
          <table:table-cell table:formula="of:=[.T8]/[.S8]" office:value-type="float" office:value="0.924272277584156">
            <text:p>0.924272277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89">
            <text:p>13.89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4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8991.6949775785">
            <text:p>-38991.6949775785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8991.6949775785">
            <text:p>-38991.6949775785</text:p>
          </table:table-cell>
          <table:table-cell table:style-name="ce1" table:formula="of:=360000*(1-0.01*([.E9]-25))*[.$V$9]" office:value-type="float" office:value="412218.3168">
            <text:p>412218.3168</text:p>
          </table:table-cell>
          <table:table-cell table:formula="of:=[.R9]+[.S9]" office:value-type="float" office:value="373226.621822421">
            <text:p>373226.621822421</text:p>
          </table:table-cell>
          <table:table-cell table:formula="of:=[.T9]/[.S9]" office:value-type="float" office:value="0.905410086382706">
            <text:p>0.90541008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95">
            <text:p>13.95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4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6954.1523766816">
            <text:p>-46954.1523766816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6954.1523766816">
            <text:p>-46954.1523766816</text:p>
          </table:table-cell>
          <table:table-cell table:style-name="ce1" table:formula="of:=360000*(1-0.01*([.E10]-25))*[.$V$9]" office:value-type="float" office:value="414134.3952">
            <text:p>414134.3952</text:p>
          </table:table-cell>
          <table:table-cell table:formula="of:=[.R10]+[.S10]" office:value-type="float" office:value="367180.242823318">
            <text:p>367180.242823318</text:p>
          </table:table-cell>
          <table:table-cell table:formula="of:=[.T10]/[.S10]" office:value-type="float" office:value="0.886620978791182">
            <text:p>0.8866209788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99">
            <text:p>13.99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4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4916.6097757847">
            <text:p>-54916.6097757847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4916.6097757847">
            <text:p>-54916.6097757847</text:p>
          </table:table-cell>
          <table:table-cell table:style-name="ce1" table:formula="of:=360000*(1-0.01*([.E11]-25))*[.$V$9]" office:value-type="float" office:value="415870.9632">
            <text:p>415870.9632</text:p>
          </table:table-cell>
          <table:table-cell table:formula="of:=[.R11]+[.S11]" office:value-type="float" office:value="360954.353424215">
            <text:p>360954.353424215</text:p>
          </table:table-cell>
          <table:table-cell table:formula="of:=[.T11]/[.S11]" office:value-type="float" office:value="0.867947958296443">
            <text:p>0.8679479583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4.03">
            <text:p>14.03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4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7618.1523766816">
            <text:p>-67618.1523766816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7618.1523766816">
            <text:p>-67618.1523766816</text:p>
          </table:table-cell>
          <table:table-cell table:style-name="ce1" table:formula="of:=360000*(1-0.01*([.E12]-25))*[.$V$9]" office:value-type="float" office:value="410142.24">
            <text:p>410142.24</text:p>
          </table:table-cell>
          <table:table-cell table:formula="of:=[.R12]+[.S12]" office:value-type="float" office:value="342524.087623318">
            <text:p>342524.087623318</text:p>
          </table:table-cell>
          <table:table-cell table:formula="of:=[.T12]/[.S12]" office:value-type="float" office:value="0.83513487326572">
            <text:p>0.835134873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4.06">
            <text:p>14.06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6242.4931838565">
            <text:p>-76242.4931838565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6242.4931838565">
            <text:p>-76242.4931838565</text:p>
            <draw:frame table:end-cell-address="'20 C'.AB34" table:end-x="0.089in" table:end-y="0.0811in" draw:z-index="5" draw:style-name="gr2" draw:text-style-name="P2" svg:width="6.2988in" svg:height="3.7035in" svg:x="0.5543in" svg:y="0.1114in">
              <draw:object draw:notify-on-update-of-ranges="'20 C'.U2:'20 C'.U49 '20 C'.Y1:'20 C'.Y1 '20 C'.Y2:'20 C'.Y49 '20 C'.AD2:'20 C'.AD19 '20 C'.AG1:'20 C'.AG1 '20 C'.AG2:'20 C'.AG19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1" table:formula="of:=360000*(1-0.01*([.E13]-25))*[.$V$9]" office:value-type="float" office:value="405607.6512">
            <text:p>405607.6512</text:p>
          </table:table-cell>
          <table:table-cell table:formula="of:=[.R13]+[.S13]" office:value-type="float" office:value="329365.158016144">
            <text:p>329365.158016144</text:p>
          </table:table-cell>
          <table:table-cell table:formula="of:=[.T13]/[.S13]" office:value-type="float" office:value="0.812028957150361">
            <text:p>0.8120289572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4.09">
            <text:p>14.09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4178.4752466368">
            <text:p>-84178.4752466368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4178.4752466368">
            <text:p>-84178.4752466368</text:p>
          </table:table-cell>
          <table:table-cell table:style-name="ce1" table:formula="of:=360000*(1-0.01*([.E14]-25))*[.$V$9]" office:value-type="float" office:value="406114.9632">
            <text:p>406114.9632</text:p>
          </table:table-cell>
          <table:table-cell table:formula="of:=[.R14]+[.S14]" office:value-type="float" office:value="321936.487953363">
            <text:p>321936.487953363</text:p>
          </table:table-cell>
          <table:table-cell table:formula="of:=[.T14]/[.S14]" office:value-type="float" office:value="0.792722546878478">
            <text:p>0.7927225469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4.14">
            <text:p>14.14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92114.457309417">
            <text:p>-92114.457309417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92114.457309417">
            <text:p>-92114.457309417</text:p>
          </table:table-cell>
          <table:table-cell table:style-name="ce1" table:formula="of:=360000*(1-0.01*([.E15]-25))*[.$V$9]" office:value-type="float" office:value="408472.0128">
            <text:p>408472.0128</text:p>
          </table:table-cell>
          <table:table-cell table:formula="of:=[.R15]+[.S15]" office:value-type="float" office:value="316357.555490583">
            <text:p>316357.555490583</text:p>
          </table:table-cell>
          <table:table-cell table:formula="of:=[.T15]/[.S15]" office:value-type="float" office:value="0.774490162305149">
            <text:p>0.7744901623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4.21">
            <text:p>14.21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100024.107443946">
            <text:p>-100024.107443946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100024.107443946">
            <text:p>-100024.107443946</text:p>
          </table:table-cell>
          <table:table-cell table:style-name="ce1" table:formula="of:=360000*(1-0.01*([.E16]-25))*[.$V$9]" office:value-type="float" office:value="410259.312">
            <text:p>410259.312</text:p>
          </table:table-cell>
          <table:table-cell table:formula="of:=[.R16]+[.S16]" office:value-type="float" office:value="310235.204556054">
            <text:p>310235.204556054</text:p>
          </table:table-cell>
          <table:table-cell table:formula="of:=[.T16]/[.S16]" office:value-type="float" office:value="0.756192962552557">
            <text:p>0.756192962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4.25">
            <text:p>14.2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7907.138834081">
            <text:p>-107907.138834081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7907.138834081">
            <text:p>-107907.138834081</text:p>
          </table:table-cell>
          <table:table-cell table:style-name="ce1" table:formula="of:=360000*(1-0.01*([.E17]-25))*[.$V$9]" office:value-type="float" office:value="411722.712">
            <text:p>411722.712</text:p>
          </table:table-cell>
          <table:table-cell table:formula="of:=[.R17]+[.S17]" office:value-type="float" office:value="303815.573165919">
            <text:p>303815.573165919</text:p>
          </table:table-cell>
          <table:table-cell table:formula="of:=[.T17]/[.S17]" office:value-type="float" office:value="0.737913076716349">
            <text:p>0.7379130767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office:value-type="float" office:value="14.27">
            <text:p>14.27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5816.645560538">
            <text:p>-115816.64556053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5816.645560538">
            <text:p>-115816.645560538</text:p>
          </table:table-cell>
          <table:table-cell table:style-name="ce1" table:formula="of:=360000*(1-0.01*([.E18]-25))*[.$V$9]" office:value-type="float" office:value="413186.112">
            <text:p>413186.112</text:p>
          </table:table-cell>
          <table:table-cell table:formula="of:=[.R18]+[.S18]" office:value-type="float" office:value="297369.466439462">
            <text:p>297369.466439462</text:p>
          </table:table-cell>
          <table:table-cell table:formula="of:=[.T18]/[.S18]" office:value-type="float" office:value="0.719698600226578">
            <text:p>0.719698600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13.72">
            <text:p>13.72</text:p>
          </table:table-cell>
          <table:table-cell table:style-name="ce6" office:value-type="float" office:value="14.5">
            <text:p>14.5</text:p>
          </table:table-cell>
          <table:table-cell table:number-columns-repeated="2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3726.152286996">
            <text:p>-123726.152286996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3726.152286996">
            <text:p>-123726.152286996</text:p>
          </table:table-cell>
          <table:table-cell table:style-name="ce1" table:formula="of:=360000*(1-0.01*([.E19]-25))*[.$V$9]" office:value-type="float" office:value="414657.3168">
            <text:p>414657.3168</text:p>
          </table:table-cell>
          <table:table-cell table:formula="of:=[.R19]+[.S19]" office:value-type="float" office:value="290931.164513004">
            <text:p>290931.164513004</text:p>
          </table:table-cell>
          <table:table-cell table:formula="of:=[.T19]/[.S19]" office:value-type="float" office:value="0.701618306794109">
            <text:p>0.7016183068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8">
            <text:p>14.8</text:p>
          </table:table-cell>
          <table:table-cell table:number-columns-repeated="2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31635.659013453">
            <text:p>-131635.659013453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31635.659013453">
            <text:p>-131635.659013453</text:p>
          </table:table-cell>
          <table:table-cell table:style-name="ce1" table:formula="of:=360000*(1-0.01*([.E20]-25))*[.$V$9]" office:value-type="float" office:value="415870.9632">
            <text:p>415870.9632</text:p>
          </table:table-cell>
          <table:table-cell table:formula="of:=[.R20]+[.S20]" office:value-type="float" office:value="284235.304186547">
            <text:p>284235.304186547</text:p>
          </table:table-cell>
          <table:table-cell table:formula="of:=[.T20]/[.S20]" office:value-type="float" office:value="0.683469944618021">
            <text:p>0.6834699446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  <draw:frame table:end-cell-address="'20 C'.K36" table:end-x="0.2591in" table:end-y="0.0839in" draw:z-index="2" draw:name="Chart 3" draw:style-name="gr3" draw:text-style-name="P1" svg:width="3.1504in" svg:height="2.6075in" svg:x="0.0094in" svg:y="0.1433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43940.071569507">
            <text:p>-143940.071569507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43940.071569507">
            <text:p>-143940.071569507</text:p>
          </table:table-cell>
          <table:table-cell table:style-name="ce1" table:formula="of:=360000*(1-0.01*([.E21]-25))*[.$V$9]" office:value-type="float" office:value="410173.4592">
            <text:p>410173.4592</text:p>
          </table:table-cell>
          <table:table-cell table:formula="of:=[.R21]+[.S21]" office:value-type="float" office:value="266233.387630493">
            <text:p>266233.387630493</text:p>
          </table:table-cell>
          <table:table-cell table:formula="of:=[.T21]/[.S21]" office:value-type="float" office:value="0.649075120925068">
            <text:p>0.6490751209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7" table:end-x="0.3043in" table:end-y="0.1484in" draw:z-index="3" draw:name="Chart 4" draw:style-name="gr3" draw:text-style-name="P1" svg:width="4.2244in" svg:height="2.8252in" svg:x="0.213in" svg:y="0.1681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52670.313721973">
            <text:p>-152670.313721973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52670.313721973">
            <text:p>-152670.313721973</text:p>
          </table:table-cell>
          <table:table-cell table:style-name="ce1" table:formula="of:=360000*(1-0.01*([.E22]-25))*[.$V$9]" office:value-type="float" office:value="405119.8512">
            <text:p>405119.8512</text:p>
          </table:table-cell>
          <table:table-cell table:formula="of:=[.R22]+[.S22]" office:value-type="float" office:value="252449.537478027">
            <text:p>252449.537478027</text:p>
          </table:table-cell>
          <table:table-cell table:formula="of:=[.T22]/[.S22]" office:value-type="float" office:value="0.623147783872475">
            <text:p>0.623147783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60579.82044843">
            <text:p>-160579.82044843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60579.82044843">
            <text:p>-160579.82044843</text:p>
          </table:table-cell>
          <table:table-cell table:style-name="ce1" table:formula="of:=360000*(1-0.01*([.E23]-25))*[.$V$9]" office:value-type="float" office:value="405389.1168">
            <text:p>405389.1168</text:p>
          </table:table-cell>
          <table:table-cell table:formula="of:=[.R23]+[.S23]" office:value-type="float" office:value="244809.29635157">
            <text:p>244809.29635157</text:p>
          </table:table-cell>
          <table:table-cell table:formula="of:=[.T23]/[.S23]" office:value-type="float" office:value="0.603887194318408">
            <text:p>0.6038871943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7" office:value-type="string">
            <text:p>t_voc_20</text:p>
          </table:table-cell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2"/>
          <table:table-cell table:style-name="ce9"/>
          <table:table-cell table:style-name="ce11" office:value-type="string">
            <text:p>Instructions to tweak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8489.327174888">
            <text:p>-168489.32717488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8489.327174888">
            <text:p>-168489.327174888</text:p>
          </table:table-cell>
          <table:table-cell table:style-name="ce1" table:formula="of:=360000*(1-0.01*([.E24]-25))*[.$V$9]" office:value-type="float" office:value="407929.5792">
            <text:p>407929.5792</text:p>
          </table:table-cell>
          <table:table-cell table:formula="of:=[.R24]+[.S24]" office:value-type="float" office:value="239440.252025112">
            <text:p>239440.252025112</text:p>
          </table:table-cell>
          <table:table-cell table:formula="of:=[.T24]/[.S24]" office:value-type="float" office:value="0.586964672909192">
            <text:p>0.5869646729</text:p>
          </table:table-cell>
          <table:table-cell>
            <draw:frame table:end-cell-address="'20 C'.AB39" table:end-x="0.8921in" table:end-y="0.0854in" draw:z-index="0" draw:name="Chart 1" draw:style-name="gr3" draw:text-style-name="P1" svg:width="4.8327in" svg:height="2.5988in" svg:x="0.0252in" svg:y="0.1535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7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2"/>
          <table:table-cell table:style-name="ce9"/>
          <table:table-cell table:style-name="ce11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6398.833901345">
            <text:p>-176398.833901345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6398.833901345">
            <text:p>-176398.833901345</text:p>
          </table:table-cell>
          <table:table-cell table:style-name="ce1" table:formula="of:=360000*(1-0.01*([.E25]-25))*[.$V$9]" office:value-type="float" office:value="410423.2128">
            <text:p>410423.2128</text:p>
          </table:table-cell>
          <table:table-cell table:formula="of:=[.R25]+[.S25]" office:value-type="float" office:value="234024.378898655">
            <text:p>234024.378898655</text:p>
          </table:table-cell>
          <table:table-cell table:formula="of:=[.T25]/[.S25]" office:value-type="float" office:value="0.570202589912221">
            <text:p>0.5702025899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7" office:value-type="float" office:value="8">
            <text:p>8</text:p>
          </table:table-cell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2"/>
          <table:table-cell table:style-name="ce9"/>
          <table:table-cell table:style-name="ce11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84308.484035874">
            <text:p>-184308.484035874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84308.484035874">
            <text:p>-184308.484035874</text:p>
          </table:table-cell>
          <table:table-cell table:style-name="ce1" table:formula="of:=360000*(1-0.01*([.E26]-25))*[.$V$9]" office:value-type="float" office:value="412456.3632">
            <text:p>412456.3632</text:p>
          </table:table-cell>
          <table:table-cell table:formula="of:=[.R26]+[.S26]" office:value-type="float" office:value="228147.879164126">
            <text:p>228147.879164126</text:p>
          </table:table-cell>
          <table:table-cell table:formula="of:=[.T26]/[.S26]" office:value-type="float" office:value="0.553144282692268">
            <text:p>0.5531442827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2">
            <text:p>12.2</text:p>
          </table:table-cell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2"/>
          <table:table-cell table:style-name="ce9"/>
          <table:table-cell table:style-name="ce11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92217.990762332">
            <text:p>-192217.990762332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92217.990762332">
            <text:p>-192217.990762332</text:p>
          </table:table-cell>
          <table:table-cell table:style-name="ce1" table:formula="of:=360000*(1-0.01*([.E27]-25))*[.$V$9]" office:value-type="float" office:value="414181.224">
            <text:p>414181.224</text:p>
          </table:table-cell>
          <table:table-cell table:formula="of:=[.R27]+[.S27]" office:value-type="float" office:value="221963.233237668">
            <text:p>221963.233237668</text:p>
          </table:table-cell>
          <table:table-cell table:formula="of:=[.T27]/[.S27]" office:value-type="float" office:value="0.535908487338065">
            <text:p>0.5359084873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68">
            <text:p>12.68</text:p>
          </table:table-cell>
          <table:table-cell table:style-name="ce6" office:value-type="float" office:value="12.77">
            <text:p>12.77</text:p>
          </table:table-cell>
          <table:table-cell table:number-columns-repeated="2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2"/>
          <table:table-cell table:style-name="ce9"/>
          <table:table-cell table:style-name="ce11" office:value-type="string">
            <text:p>4. <text:s/>High temperature run not done. <text:s text:c="2"/>Did on fly 20220902.txt. <text:s text:c="2"/>Used python 'scale-in'. <text:s text:c="2"/>Net captured in 'scale'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200127.497488789">
            <text:p>-200127.497488789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200127.497488789">
            <text:p>-200127.497488789</text:p>
          </table:table-cell>
          <table:table-cell table:style-name="ce1" table:formula="of:=360000*(1-0.01*([.E28]-25))*[.$V$9]" office:value-type="float" office:value="415878.768">
            <text:p>415878.768</text:p>
          </table:table-cell>
          <table:table-cell table:formula="of:=[.R28]+[.S28]" office:value-type="float" office:value="215751.270511211">
            <text:p>215751.270511211</text:p>
          </table:table-cell>
          <table:table-cell table:formula="of:=[.T28]/[.S28]" office:value-type="float" office:value="0.518784047449162">
            <text:p>0.5187840474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7" office:value-type="float" office:value="12.73">
            <text:p>12.73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2"/>
          <table:table-cell table:style-name="ce9"/>
          <table:table-cell table:style-name="ce11" office:value-type="string">
            <text:p>5. <text:s/>in photon code adjust DA, SA, RATED_BATT_CAP, T_VOC_BB, T_SOC_MIN_BB. <text:s/>Min at 10 V in T_VOC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12670.188071749">
            <text:p>-212670.188071749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12670.188071749">
            <text:p>-212670.188071749</text:p>
          </table:table-cell>
          <table:table-cell table:style-name="ce1" table:formula="of:=360000*(1-0.01*([.E29]-25))*[.$V$9]" office:value-type="float" office:value="409861.2672">
            <text:p>409861.2672</text:p>
          </table:table-cell>
          <table:table-cell table:formula="of:=[.R29]+[.S29]" office:value-type="float" office:value="197191.079128251">
            <text:p>197191.079128251</text:p>
          </table:table-cell>
          <table:table-cell table:formula="of:=[.T29]/[.S29]" office:value-type="float" office:value="0.481116648263393">
            <text:p>0.481116648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7" office:value-type="float" office:value="12.79">
            <text:p>12.79</text:p>
          </table:table-cell>
          <table:table-cell table:style-name="ce6" office:value-type="float" office:value="12.89">
            <text:p>12.89</text:p>
          </table:table-cell>
          <table:table-cell table:number-columns-repeated="2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21268.053542601">
            <text:p>-221268.053542601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21268.053542601">
            <text:p>-221268.053542601</text:p>
          </table:table-cell>
          <table:table-cell table:style-name="ce1" table:formula="of:=360000*(1-0.01*([.E30]-25))*[.$V$9]" office:value-type="float" office:value="405857.4048">
            <text:p>405857.4048</text:p>
          </table:table-cell>
          <table:table-cell table:formula="of:=[.R30]+[.S30]" office:value-type="float" office:value="184589.351257399">
            <text:p>184589.351257399</text:p>
          </table:table-cell>
          <table:table-cell table:formula="of:=[.T30]/[.S30]" office:value-type="float" office:value="0.454813313923302">
            <text:p>0.454813313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7" office:value-type="float" office:value="12.81">
            <text:p>12.81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9204.035605381">
            <text:p>-229204.035605381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9204.035605381">
            <text:p>-229204.035605381</text:p>
          </table:table-cell>
          <table:table-cell table:style-name="ce1" table:formula="of:=360000*(1-0.01*([.E31]-25))*[.$V$9]" office:value-type="float" office:value="406786.176">
            <text:p>406786.176</text:p>
          </table:table-cell>
          <table:table-cell table:formula="of:=[.R31]+[.S31]" office:value-type="float" office:value="177582.140394619">
            <text:p>177582.140394619</text:p>
          </table:table-cell>
          <table:table-cell table:formula="of:=[.T31]/[.S31]" office:value-type="float" office:value="0.436549103366332">
            <text:p>0.4365491034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2.89">
            <text:p>12.89</text:p>
          </table:table-cell>
          <table:table-cell table:style-name="ce6" office:value-type="float" office:value="12.99">
            <text:p>12.99</text:p>
          </table:table-cell>
          <table:table-cell table:number-columns-repeated="2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7113.542331838">
            <text:p>-237113.54233183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7113.542331838">
            <text:p>-237113.542331838</text:p>
          </table:table-cell>
          <table:table-cell table:style-name="ce1" table:formula="of:=360000*(1-0.01*([.E32]-25))*[.$V$9]" office:value-type="float" office:value="409291.5168">
            <text:p>409291.5168</text:p>
          </table:table-cell>
          <table:table-cell table:formula="of:=[.R32]+[.S32]" office:value-type="float" office:value="172177.974468162">
            <text:p>172177.974468162</text:p>
          </table:table-cell>
          <table:table-cell table:formula="of:=[.T32]/[.S32]" office:value-type="float" office:value="0.420673205773518">
            <text:p>0.4206732058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7" office:value-type="float" office:value="13">
            <text:p>13</text:p>
          </table:table-cell>
          <table:table-cell table:style-name="ce6" office:value-type="float" office:value="13.03">
            <text:p>13.03</text:p>
          </table:table-cell>
          <table:table-cell table:number-columns-repeated="2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45023.049058296">
            <text:p>-245023.049058296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45023.049058296">
            <text:p>-245023.049058296</text:p>
          </table:table-cell>
          <table:table-cell table:style-name="ce1" table:formula="of:=360000*(1-0.01*([.E33]-25))*[.$V$9]" office:value-type="float" office:value="411722.712">
            <text:p>411722.712</text:p>
          </table:table-cell>
          <table:table-cell table:formula="of:=[.R33]+[.S33]" office:value-type="float" office:value="166699.662941704">
            <text:p>166699.662941704</text:p>
          </table:table-cell>
          <table:table-cell table:formula="of:=[.T33]/[.S33]" office:value-type="float" office:value="0.404883330657028">
            <text:p>0.4048833307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7" office:value-type="float" office:value="13.04">
            <text:p>13.04</text:p>
          </table:table-cell>
          <table:table-cell table:style-name="ce6" office:value-type="float" office:value="13.04">
            <text:p>13.04</text:p>
          </table:table-cell>
          <table:table-cell table:number-columns-repeated="2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52906.08044843">
            <text:p>-252906.08044843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52906.08044843">
            <text:p>-252906.08044843</text:p>
          </table:table-cell>
          <table:table-cell table:style-name="ce1" table:formula="of:=360000*(1-0.01*([.E34]-25))*[.$V$9]" office:value-type="float" office:value="413431.9632">
            <text:p>413431.9632</text:p>
          </table:table-cell>
          <table:table-cell table:formula="of:=[.R34]+[.S34]" office:value-type="float" office:value="160525.88275157">
            <text:p>160525.88275157</text:p>
          </table:table-cell>
          <table:table-cell table:formula="of:=[.T34]/[.S34]" office:value-type="float" office:value="0.388276420403215">
            <text:p>0.388276420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7" office:value-type="float" office:value="13.09">
            <text:p>13.09</text:p>
          </table:table-cell>
          <table:table-cell table:style-name="ce6" office:value-type="float" office:value="13.09">
            <text:p>13.09</text:p>
          </table:table-cell>
          <table:table-cell table:number-columns-repeated="2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60815.587174888">
            <text:p>-260815.587174888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60815.587174888">
            <text:p>-260815.587174888</text:p>
          </table:table-cell>
          <table:table-cell table:style-name="ce1" table:formula="of:=360000*(1-0.01*([.E35]-25))*[.$V$9]" office:value-type="float" office:value="414649.512">
            <text:p>414649.512</text:p>
          </table:table-cell>
          <table:table-cell table:formula="of:=[.R35]+[.S35]" office:value-type="float" office:value="153833.924825112">
            <text:p>153833.924825112</text:p>
          </table:table-cell>
          <table:table-cell table:formula="of:=[.T35]/[.S35]" office:value-type="float" office:value="0.37099748190494">
            <text:p>0.3709974819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7" office:value-type="float" office:value="13.14">
            <text:p>13.14</text:p>
          </table:table-cell>
          <table:table-cell table:style-name="ce6" office:value-type="float" office:value="13.14">
            <text:p>13.14</text:p>
          </table:table-cell>
          <table:table-cell table:number-columns-repeated="2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8698.618565022">
            <text:p>-268698.618565022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8698.618565022">
            <text:p>-268698.618565022</text:p>
          </table:table-cell>
          <table:table-cell table:style-name="ce1" table:formula="of:=360000*(1-0.01*([.E36]-25))*[.$V$9]" office:value-type="float" office:value="415145.1168">
            <text:p>415145.1168</text:p>
          </table:table-cell>
          <table:table-cell table:formula="of:=[.R36]+[.S36]" office:value-type="float" office:value="146446.498234978">
            <text:p>146446.498234978</text:p>
          </table:table-cell>
          <table:table-cell table:formula="of:=[.T36]/[.S36]" office:value-type="float" office:value="0.35275977557874">
            <text:p>0.352759775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7" office:value-type="float" office:value="13.21">
            <text:p>13.21</text:p>
          </table:table-cell>
          <table:table-cell table:style-name="ce6" office:value-type="float" office:value="13.21">
            <text:p>13.21</text:p>
          </table:table-cell>
          <table:table-cell table:number-columns-repeated="2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76555.318026906">
            <text:p>-276555.318026906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76555.318026906">
            <text:p>-276555.318026906</text:p>
          </table:table-cell>
          <table:table-cell table:style-name="ce1" table:formula="of:=360000*(1-0.01*([.E37]-25))*[.$V$9]" office:value-type="float" office:value="415383.1632">
            <text:p>415383.1632</text:p>
          </table:table-cell>
          <table:table-cell table:formula="of:=[.R37]+[.S37]" office:value-type="float" office:value="138827.845173094">
            <text:p>138827.845173094</text:p>
          </table:table-cell>
          <table:table-cell table:formula="of:=[.T37]/[.S37]" office:value-type="float" office:value="0.33421635124448">
            <text:p>0.3342163512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7" office:value-type="float" office:value="13.25">
            <text:p>13.25</text:p>
          </table:table-cell>
          <table:table-cell table:style-name="ce6" office:value-type="float" office:value="13.25">
            <text:p>13.25</text:p>
          </table:table-cell>
          <table:table-cell table:number-columns-repeated="2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84438.34941704">
            <text:p>-284438.34941704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84438.34941704">
            <text:p>-284438.34941704</text:p>
          </table:table-cell>
          <table:table-cell table:style-name="ce1" table:formula="of:=360000*(1-0.01*([.E38]-25))*[.$V$9]" office:value-type="float" office:value="415383.1632">
            <text:p>415383.1632</text:p>
          </table:table-cell>
          <table:table-cell table:formula="of:=[.R38]+[.S38]" office:value-type="float" office:value="130944.81378296">
            <text:p>130944.81378296</text:p>
          </table:table-cell>
          <table:table-cell table:formula="of:=[.T38]/[.S38]" office:value-type="float" office:value="0.315238616736885">
            <text:p>0.3152386167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7" office:value-type="float" office:value="13.27">
            <text:p>13.27</text:p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92294.905470852">
            <text:p>-292294.905470852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92294.905470852">
            <text:p>-292294.905470852</text:p>
          </table:table-cell>
          <table:table-cell table:style-name="ce1" table:formula="of:=360000*(1-0.01*([.E39]-25))*[.$V$9]" office:value-type="float" office:value="415632.9168">
            <text:p>415632.9168</text:p>
          </table:table-cell>
          <table:table-cell table:formula="of:=[.R39]+[.S39]" office:value-type="float" office:value="123338.011329148">
            <text:p>123338.011329148</text:p>
          </table:table-cell>
          <table:table-cell table:formula="of:=[.T39]/[.S39]" office:value-type="float" office:value="0.296747457537146">
            <text:p>0.2967474575</text:p>
          </table:table-cell>
          <table:table-cell table:formula="of:=0.955*0.103" office:value-type="float" office:value="0.098365">
            <text:p>0.098365</text:p>
          </table:table-cell>
          <table:table-cell table:number-columns-repeated="2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3.72">
            <text:p>13.72</text:p>
          </table:table-cell>
          <table:table-cell table:style-name="ce6" office:value-type="float" office:value="13.72">
            <text:p>13.72</text:p>
          </table:table-cell>
          <table:table-cell table:number-columns-repeated="2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304599.318026906">
            <text:p>-304599.318026906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304599.318026906">
            <text:p>-304599.318026906</text:p>
          </table:table-cell>
          <table:table-cell table:style-name="ce1" table:formula="of:=360000*(1-0.01*([.E40]-25))*[.$V$9]" office:value-type="float" office:value="411519.7872">
            <text:p>411519.7872</text:p>
          </table:table-cell>
          <table:table-cell table:formula="of:=[.R40]+[.S40]" office:value-type="float" office:value="106920.469173094">
            <text:p>106920.469173094</text:p>
          </table:table-cell>
          <table:table-cell table:formula="of:=[.T40]/[.S40]" office:value-type="float" office:value="0.259818537282463">
            <text:p>0.2598185373</text:p>
          </table:table-cell>
          <table:table-cell table:formula="of:=1.12/1.033" office:value-type="float" office:value="1.08422071636012">
            <text:p>1.0842207164</text:p>
          </table:table-cell>
          <table:table-cell table:number-columns-repeated="2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14256.196950673">
            <text:p>-314256.196950673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14256.196950673">
            <text:p>-314256.196950673</text:p>
          </table:table-cell>
          <table:table-cell table:style-name="ce1" table:formula="of:=360000*(1-0.01*([.E41]-25))*[.$V$9]" office:value-type="float" office:value="405857.4048">
            <text:p>405857.4048</text:p>
          </table:table-cell>
          <table:table-cell table:formula="of:=[.R41]+[.S41]" office:value-type="float" office:value="91601.2078493274">
            <text:p>91601.2078493274</text:p>
          </table:table-cell>
          <table:table-cell table:formula="of:=[.T41]/[.S41]" office:value-type="float" office:value="0.225698008132849">
            <text:p>0.2256980081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22139.228340807">
            <text:p>-322139.228340807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22139.228340807">
            <text:p>-322139.228340807</text:p>
          </table:table-cell>
          <table:table-cell table:style-name="ce1" table:formula="of:=360000*(1-0.01*([.E42]-25))*[.$V$9]" office:value-type="float" office:value="406817.3952">
            <text:p>406817.3952</text:p>
          </table:table-cell>
          <table:table-cell table:formula="of:=[.R42]+[.S42]" office:value-type="float" office:value="84678.166859193">
            <text:p>84678.166859193</text:p>
          </table:table-cell>
          <table:table-cell table:formula="of:=[.T42]/[.S42]" office:value-type="float" office:value="0.208147851734716">
            <text:p>0.2081478517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30022.259730942">
            <text:p>-330022.259730942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30022.259730942">
            <text:p>-330022.259730942</text:p>
          </table:table-cell>
          <table:table-cell table:style-name="ce1" table:formula="of:=360000*(1-0.01*([.E43]-25))*[.$V$9]" office:value-type="float" office:value="410649.552">
            <text:p>410649.552</text:p>
          </table:table-cell>
          <table:table-cell table:formula="of:=[.R43]+[.S43]" office:value-type="float" office:value="80627.2922690584">
            <text:p>80627.2922690584</text:p>
          </table:table-cell>
          <table:table-cell table:formula="of:=[.T43]/[.S43]" office:value-type="float" office:value="0.19634087478332">
            <text:p>0.1963408748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37825.865112108">
            <text:p>-337825.865112108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37825.865112108">
            <text:p>-337825.865112108</text:p>
          </table:table-cell>
          <table:table-cell table:style-name="ce1" table:formula="of:=360000*(1-0.01*([.E44]-25))*[.$V$9]" office:value-type="float" office:value="413919.7632">
            <text:p>413919.7632</text:p>
          </table:table-cell>
          <table:table-cell table:formula="of:=[.R44]+[.S44]" office:value-type="float" office:value="76093.8980878925">
            <text:p>76093.8980878925</text:p>
          </table:table-cell>
          <table:table-cell table:formula="of:=[.T44]/[.S44]" office:value-type="float" office:value="0.183837315472963">
            <text:p>0.1838373155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47059.138654709">
            <text:p>-347059.138654709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47059.138654709">
            <text:p>-347059.138654709</text:p>
          </table:table-cell>
          <table:table-cell table:style-name="ce1" table:formula="of:=360000*(1-0.01*([.E45]-25))*[.$V$9]" office:value-type="float" office:value="417069">
            <text:p>417069</text:p>
          </table:table-cell>
          <table:table-cell table:formula="of:=[.R45]+[.S45]" office:value-type="float" office:value="70009.8613452916">
            <text:p>70009.8613452916</text:p>
          </table:table-cell>
          <table:table-cell table:formula="of:=[.T45]/[.S45]" office:value-type="float" office:value="0.167861580086968">
            <text:p>0.1678615801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60104.860627803">
            <text:p>-360104.860627803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60104.860627803">
            <text:p>-360104.860627803</text:p>
          </table:table-cell>
          <table:table-cell table:style-name="ce1" table:formula="of:=360000*(1-0.01*([.E46]-25))*[.$V$9]" office:value-type="float" office:value="409459.32">
            <text:p>409459.32</text:p>
          </table:table-cell>
          <table:table-cell table:formula="of:=[.R46]+[.S46]" office:value-type="float" office:value="49354.4593721973">
            <text:p>49354.4593721973</text:p>
          </table:table-cell>
          <table:table-cell table:formula="of:=[.T46]/[.S46]" office:value-type="float" office:value="0.120535684404979">
            <text:p>0.1205356844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68093.793363229">
            <text:p>-368093.793363229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68093.793363229">
            <text:p>-368093.793363229</text:p>
          </table:table-cell>
          <table:table-cell table:style-name="ce1" table:formula="of:=360000*(1-0.01*([.E47]-25))*[.$V$9]" office:value-type="float" office:value="406825.2">
            <text:p>406825.2</text:p>
          </table:table-cell>
          <table:table-cell table:formula="of:=[.R47]+[.S47]" office:value-type="float" office:value="38731.4066367713">
            <text:p>38731.4066367713</text:p>
          </table:table-cell>
          <table:table-cell table:formula="of:=[.T47]/[.S47]" office:value-type="float" office:value="0.0952040498886778">
            <text:p>0.0952040499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77750.815695067">
            <text:p>-377750.815695067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77750.815695067">
            <text:p>-377750.815695067</text:p>
          </table:table-cell>
          <table:table-cell table:style-name="ce1" table:formula="of:=360000*(1-0.01*([.E48]-25))*[.$V$9]" office:value-type="float" office:value="411106.1328">
            <text:p>411106.1328</text:p>
          </table:table-cell>
          <table:table-cell table:formula="of:=[.R48]+[.S48]" office:value-type="float" office:value="33355.3171049327">
            <text:p>33355.3171049327</text:p>
          </table:table-cell>
          <table:table-cell table:formula="of:=[.T48]/[.S48]" office:value-type="float" office:value="0.0811355376232245">
            <text:p>0.0811355376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88890.313452915">
            <text:p>-388890.313452915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88890.313452915">
            <text:p>-388890.313452915</text:p>
          </table:table-cell>
          <table:table-cell table:style-name="ce1" table:formula="of:=360000*(1-0.01*([.E49]-25))*[.$V$9]" office:value-type="float" office:value="416924.6112">
            <text:p>416924.6112</text:p>
          </table:table-cell>
          <table:table-cell table:formula="of:=[.R49]+[.S49]" office:value-type="float" office:value="28034.2977470853">
            <text:p>28034.2977470853</text:p>
          </table:table-cell>
          <table:table-cell table:formula="of:=[.T49]/[.S49]" office:value-type="float" office:value="0.0672406881100075">
            <text:p>0.0672406881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table:table-column table:style-name="co4" table:default-cell-style-name="Default"/>
        <table:table-column table:style-name="co4" table:default-cell-style-name="ce13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heat capability" table:style-name="ta8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3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3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9/03/2022</text:date>, <text:time>06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3T06:39:37.57</dc:date>
    <dc:creator>David Gutz</dc:creator>
    <meta:generator>OpenOffice/4.1.13$Win32 OpenOffice.org_project/4113m1$Build-9810</meta:generator>
    <meta:editing-duration>PT8H36M41S</meta:editing-duration>
    <meta:editing-cycles>31</meta:editing-cycles>
    <meta:document-statistic meta:table-count="8" meta:cell-count="12806" meta:object-count="24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20 C'.D2:'20 C'.D87 '20 C'.G1:'20 C'.I87" chart:data-source-has-labels="row" svg:x="0.695cm" svg:y="1.569cm" svg:width="11.091cm" svg:height="3.725cm">
          <chartooo:coordinate-region svg:x="1.23cm" svg:y="1.994cm" svg:width="9.896cm" svg:height="1.571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237cm" xlink:href=".." xlink:type="simple" chart:class="chart:scatter" chart:style-name="ch1">
        <chart:title svg:x="4.315cm" svg:y="0.279cm" chart:style-name="ch2">
          <text:p>12.5 C
</text:p>
        </chart:title>
        <chart:legend chart:legend-position="bottom" svg:x="1.904cm" svg:y="6.01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92cm" svg:width="9.817cm" svg:height="5.509cm">
          <chartooo:coordinate-region svg:x="0.863cm" svg:y="1.274cm" svg:width="8.566cm" svg:height="4.448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24cm" xlink:href=".." xlink:type="simple" chart:class="chart:scatter" chart:style-name="ch1">
        <chart:title svg:x="3.446cm" svg:y="0.105cm" chart:style-name="ch2">
          <text:p>12.5 C</text:p>
        </chart:title>
        <chart:legend chart:legend-position="bottom" svg:x="0.999cm" svg:y="5.868cm" style:legend-expansion="wide" chart:style-name="ch3"/>
        <chart:plot-area chart:style-name="ch4" table:cell-range-address="'20 C'.A2:'20 C'.A87 '20 C'.E1:'20 C'.G87" chart:data-source-has-labels="row" svg:x="0.61cm" svg:y="1.569cm" svg:width="7.073cm" svg:height="3.747cm">
          <chartooo:coordinate-region svg:x="1.149cm" svg:y="1.916cm" svg:width="6.296cm" svg:height="3.36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77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20 C'.AK2:'20 C'.AL87 '20 C'.AL1:'20 C'.AL1" chart:data-source-has-labels="row" svg:x="0.664cm" svg:y="1.613cm" svg:width="9.639cm" svg:height="5.001cm">
          <chartooo:coordinate-region svg:x="1.231cm" svg:y="1.804cm" svg:width="8.834cm" svg:height="4.7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9" chart:data-source-has-labels="row" svg:x="1.088cm" svg:y="0.984cm" svg:width="12.048cm" svg:height="7.33cm">
          <chartooo:coordinate-region svg:x="1.709cm" svg:y="0.984cm" svg:width="11.333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9" chart:label-cell-address="'11.1 C'.AE1:'11.1 C'.AE1" chart:class="chart:scatter">
            <chart:domain table:cell-range-address="'11.1 C'.AD2:'11.1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-0.15">
                <text:p>-0.15</text:p>
                <draw:g>
                  <svg:desc>'11.1 C'.AD2:'11.1 C'.AD19</svg:desc>
                </draw:g>
              </table:table-cell>
              <table:table-cell office:value-type="float" office:value="4">
                <text:p>4</text:p>
                <draw:g>
                  <svg:desc>'11.1 C'.AE2:'11.1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86541096807">
                <text:p>0.99888654109680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59788994455">
                <text:p>0.996159788994455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342704097948">
                <text:p>0.975342704097948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">
                <text:p>0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8442743538919">
                <text:p>0.94844274353891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4">
                <text:p>0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0174294908071">
                <text:p>0.92017429490807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17">
                <text:p>0.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565100128949">
                <text:p>0.899565100128949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086480579327">
                <text:p>0.879086480579327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5605887574502">
                <text:p>0.845605887574502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179070900078">
                <text:p>0.824179070900078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625897126474">
                <text:p>0.805625897126474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3143405561501">
                <text:p>0.773143405561501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021010143893">
                <text:p>0.748021010143893</text:p>
              </table:table-cell>
              <table:table-cell office:value-type="float" office:value="13.167092">
                <text:p>13.167092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025339731501">
                <text:p>0.730025339731501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376116646662">
                <text:p>0.700376116646662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759826745795">
                <text:p>0.670759826745795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0.99">
                <text:p>0.9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3917459217806">
                <text:p>0.653917459217806</text:p>
              </table:table-cell>
              <table:table-cell office:value-type="float" office:value="13.082">
                <text:p>13.082</text:p>
              </table:table-cell>
              <table:table-cell office:value-type="float" office:value="0.995">
                <text:p>0.99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48560912212">
                <text:p>0.62348560912212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1">
                <text:p>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848519490078">
                <text:p>0.592848519490078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711731089529">
                <text:p>0.577711731089529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257429442932">
                <text:p>0.544257429442932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4097735195689">
                <text:p>0.514097735195689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670882789189">
                <text:p>0.498670882789189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2616530527071">
                <text:p>0.46261653052707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570093970206">
                <text:p>0.434570093970206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868350652679">
                <text:p>0.41868350652679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9559431964991">
                <text:p>0.379559431964991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383303992178">
                <text:p>0.35383303992178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7465026279271">
                <text:p>0.337465026279271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400378026667">
                <text:p>0.296400378026667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1699022516884">
                <text:p>0.271699022516884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6004180442712">
                <text:p>0.256004180442712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4893134473455">
                <text:p>0.214893134473455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650543896736">
                <text:p>0.18650543896736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2627025465">
                <text:p>0.1742627025465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19678223263">
                <text:p>0.135419678223263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0.3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87cm" xlink:href=".." xlink:type="simple" chart:class="chart:scatter" chart:style-name="ch1">
        <chart:title svg:x="4.881cm" svg:y="0.293cm" chart:style-name="ch2">
          <text:p>t_voc</text:p>
        </chart:title>
        <chart:legend chart:legend-position="bottom" svg:x="0.883cm" svg:y="7.114cm" style:legend-expansion="wide" chart:style-name="ch3"/>
        <chart:plot-area chart:style-name="ch4" table:cell-range-address="'20 C'.AD1:'20 C'.AH18" chart:data-source-has-labels="row" svg:x="0.98cm" svg:y="0.855cm" svg:width="9.427cm" svg:height="5.762cm">
          <chartooo:coordinate-region svg:x="1.163cm" svg:y="1.202cm" svg:width="9.244cm" svg:height="4.7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8" chart:label-cell-address="'20 C'.AE1:'20 C'.AE1" chart:class="chart:scatter">
            <chart:domain table:cell-range-address="'20 C'.AD2:'20 C'.AD18"/>
            <chart:data-point chart:repeated="17"/>
          </chart:series>
          <chart:series chart:style-name="ch9" chart:values-cell-range-address="'20 C'.AF2:'20 C'.AF18" chart:label-cell-address="'20 C'.AF1:'20 C'.AF1" chart:class="chart:scatter">
            <chart:data-point chart:repeated="17"/>
          </chart:series>
          <chart:series chart:style-name="ch10" chart:values-cell-range-address="'20 C'.AG2:'20 C'.AG18" chart:label-cell-address="'20 C'.AG1:'20 C'.AG1" chart:class="chart:scatter">
            <chart:data-point chart:repeated="17"/>
          </chart:series>
          <chart:series chart:style-name="ch11" chart:values-cell-range-address="'20 C'.AH2:'20 C'.AH18" chart:label-cell-address="'20 C'.AH1:'20 C'.AH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20 C'.AD2:'20 C'.AD18</svg:desc>
                </draw:g>
              </table:table-cell>
              <table:table-cell office:value-type="float" office:value="4">
                <text:p>4</text:p>
                <draw:g>
                  <svg:desc>'20 C'.AE2:'20 C'.AE18</svg:desc>
                </draw:g>
              </table:table-cell>
              <table:table-cell office:value-type="float" office:value="4">
                <text:p>4</text:p>
                <draw:g>
                  <svg:desc>'20 C'.AF2:'20 C'.AF18</svg:desc>
                </draw:g>
              </table:table-cell>
              <table:table-cell office:value-type="float" office:value="4">
                <text:p>4</text:p>
                <draw:g>
                  <svg:desc>'20 C'.AG2:'20 C'.AG18</svg:desc>
                </draw:g>
              </table:table-cell>
              <table:table-cell office:value-type="float" office:value="4">
                <text:p>4</text:p>
                <draw:g>
                  <svg:desc>'20 C'.AH2:'20 C'.A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8cm" xlink:href=".." xlink:type="simple" chart:class="chart:scatter" chart:style-name="ch1">
        <chart:title svg:x="7.454cm" svg:y="0.324cm" chart:style-name="ch2">
          <text:p>20 C</text:p>
        </chart:title>
        <chart:subtitle svg:x="7.665cm" svg:y="1.291cm" chart:style-name="ch3">
          <text:p>Adj</text:p>
        </chart:subtitle>
        <chart:legend chart:legend-position="end" svg:x="13.307cm" svg:y="4.13cm" style:legend-expansion="high" chart:style-name="ch4"/>
        <chart:plot-area chart:style-name="ch5" table:cell-range-address="'20 C'.U2:'20 C'.U49 '20 C'.Y1:'20 C'.Y49 '20 C'.AG1:'20 C'.AG19" chart:data-source-has-labels="row" svg:x="1.356cm" svg:y="0.194cm" svg:width="12.792cm" svg:height="8.802cm">
          <chartooo:coordinate-region svg:x="1.977cm" svg:y="0.194cm" svg:width="12.077cm" svg:height="8.129cm"/>
          <chart:axis chart:dimension="x" chart:name="primary-x" chart:style-name="ch6">
            <chart:title svg:x="7.43cm" svg:y="8.821cm" chart:style-name="ch7">
              <text:p>soc</text:p>
            </chart:title>
          </chart:axis>
          <chart:axis chart:dimension="y" chart:name="primary-y" chart:style-name="ch8">
            <chart:title svg:x="0.449cm" svg:y="4.983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9" chart:label-cell-address="'20 C'.AG1:'20 C'.AG1" chart:class="chart:scatter">
            <chart:domain table:cell-range-address="'20 C'.AD2:'2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-0.15">
                <text:p>-0.15</text:p>
                <draw:g>
                  <svg:desc>'20 C'.AD2:'20 C'.AD19</svg:desc>
                </draw:g>
              </table:table-cell>
              <table:table-cell office:value-type="float" office:value="4">
                <text:p>4</text:p>
                <draw:g>
                  <svg:desc>'20 C'.AG2:'20 C'.A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703381282082">
                <text:p>0.999703381282082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68030728174">
                <text:p>0.999568030728174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315272515973">
                <text:p>0.981315272515973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">
                <text:p>0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224453557816">
                <text:p>0.962224453557816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251110722322">
                <text:p>0.943251110722322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272277584156">
                <text:p>0.924272277584156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410086382706">
                <text:p>0.905410086382706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620978791182">
                <text:p>0.88662097879118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947958296443">
                <text:p>0.867947958296443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513487326572">
                <text:p>0.83513487326572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2028957150361">
                <text:p>0.812028957150361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2722546878478">
                <text:p>0.792722546878478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490162305149">
                <text:p>0.774490162305149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192962552557">
                <text:p>0.756192962552557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7913076716349">
                <text:p>0.737913076716349</text:p>
              </table:table-cell>
              <table:table-cell office:value-type="float" office:value="13.2042376">
                <text:p>13.2042376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9698600226578">
                <text:p>0.719698600226578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1618306794109">
                <text:p>0.701618306794109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3469944618021">
                <text:p>0.68346994461802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9075120925068">
                <text:p>0.64907512092506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147783872475">
                <text:p>0.623147783872475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887194318408">
                <text:p>0.603887194318408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964672909192">
                <text:p>0.586964672909192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202589912221">
                <text:p>0.570202589912221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3144282692268">
                <text:p>0.553144282692268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908487338065">
                <text:p>0.535908487338065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784047449162">
                <text:p>0.518784047449162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116648263393">
                <text:p>0.481116648263393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813313923302">
                <text:p>0.454813313923302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6549103366332">
                <text:p>0.436549103366332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0673205773518">
                <text:p>0.420673205773518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883330657028">
                <text:p>0.404883330657028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8276420403215">
                <text:p>0.388276420403215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99748190494">
                <text:p>0.37099748190494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75977557874">
                <text:p>0.35275977557874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421635124448">
                <text:p>0.33421635124448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5238616736885">
                <text:p>0.315238616736885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6747457537146">
                <text:p>0.296747457537146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818537282463">
                <text:p>0.259818537282463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5698008132849">
                <text:p>0.225698008132849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8147851734716">
                <text:p>0.208147851734716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4087478332">
                <text:p>0.1963408747833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837315472963">
                <text:p>0.183837315472963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861580086968">
                <text:p>0.167861580086968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535684404979">
                <text:p>0.120535684404979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52040498886778">
                <text:p>0.0952040498886778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11355376232245">
                <text:p>0.0811355376232245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406881100075">
                <text:p>0.0672406881100075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9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9" chart:label-cell-address="'5 C'.AE1:'5 C'.AE1" chart:class="chart:scatter">
            <chart:domain table:cell-range-address="'5 C'.AD2:'5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-0.15">
                <text:p>-0.15</text:p>
                <draw:g>
                  <svg:desc>'5 C'.AD2:'5 C'.AD19</svg:desc>
                </draw:g>
              </table:table-cell>
              <table:table-cell office:value-type="float" office:value="4">
                <text:p>4</text:p>
                <draw:g>
                  <svg:desc>'5 C'.AE2:'5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79623591367">
                <text:p>0.999379623591367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58937447698">
                <text:p>0.998758937447698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14154148582">
                <text:p>0.99814154148582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07233822746">
                <text:p>0.997407233822746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32936162596">
                <text:p>0.996632936162596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752921596301">
                <text:p>0.995752921596301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49212497738">
                <text:p>0.994949212497738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088451171288">
                <text:p>0.994088451171288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293712047131">
                <text:p>0.99329371204713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46435731807">
                <text:p>0.992446435731807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665322860371">
                <text:p>0.991665322860371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831042367322">
                <text:p>0.990831042367322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058244696778">
                <text:p>0.99005824469677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32856268902">
                <text:p>0.989232856268902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473999283663">
                <text:p>0.988473999283663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668181438172">
                <text:p>0.987668181438172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92340897966">
                <text:p>0.98692340897966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120362702462">
                <text:p>0.98612036270246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322019725607">
                <text:p>0.985322019725607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75417620645">
                <text:p>0.984475417620645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571667741718">
                <text:p>0.983571667741718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613070124518">
                <text:p>0.982613070124518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1655471257514">
                <text:p>0.981655471257514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696259497447">
                <text:p>0.980696259497447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9682432264197">
                <text:p>0.979682432264197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9524516946192">
                <text:p>0.969524516946192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3623079502169">
                <text:p>0.963623079502169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04860903937">
                <text:p>0.95804860903937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2554217774959">
                <text:p>0.952554217774959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7039998282066">
                <text:p>0.94703999828206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1543776525641">
                <text:p>0.941543776525641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6070955721563">
                <text:p>0.936070955721563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691491509985">
                <text:p>0.920691491509985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4937994014314">
                <text:p>0.91493799401431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567998957132">
                <text:p>0.909567998957132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4507246350875">
                <text:p>0.904507246350875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9334114262225">
                <text:p>0.899334114262225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7630025195916">
                <text:p>0.887630025195916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219360602865">
                <text:p>0.878219360602865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3519457512145">
                <text:p>0.873519457512145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3748892122957">
                <text:p>0.863748892122957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3872694814564">
                <text:p>0.853872694814564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3831888204257">
                <text:p>0.843831888204257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4585847914777">
                <text:p>0.824585847914777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1508922901879">
                <text:p>0.811508922901879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84557660924">
                <text:p>0.80184557660924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454972693216">
                <text:p>0.792454972693216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3040590229011">
                <text:p>0.783040590229011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1646625413725">
                <text:p>0.771646625413725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84491787542">
                <text:p>0.7628449178754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646947934488">
                <text:p>0.73646947934488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7113821685975">
                <text:p>0.717113821685975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8982038969205">
                <text:p>0.698982038969205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924160088928">
                <text:p>0.680924160088928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217232591365">
                <text:p>0.6621723259136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455640099676">
                <text:p>0.629455640099676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7033554354989">
                <text:p>0.607033554354989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796395786853">
                <text:p>0.5897963957868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3072280538272">
                <text:p>0.573072280538272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5974172080499">
                <text:p>0.555974172080499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1606308850419">
                <text:p>0.521606308850419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04804104683">
                <text:p>0.50004804104683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858908396438">
                <text:p>0.483858908396438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8052376310111">
                <text:p>0.468052376310111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8045013589984">
                <text:p>0.448045013589984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1790589491968">
                <text:p>0.411790589491968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411621733485">
                <text:p>0.39441162173348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913010896879">
                <text:p>0.37991301089687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162956581435">
                <text:p>0.365162956581435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6141431954858">
                <text:p>0.32614143195485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5812081890036">
                <text:p>0.305812081890036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177760951698">
                <text:p>0.29177760951698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8043205507181">
                <text:p>0.278043205507181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457835054439">
                <text:p>0.238457835054439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489095363988">
                <text:p>0.216489095363988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9105558458988">
                <text:p>0.209105558458988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9047134437407">
                <text:p>0.209047134437407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3417954162632">
                <text:p>0.203417954162632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160920308384">
                <text:p>0.188160920308384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3665069764087">
                <text:p>0.143665069764087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357551168674">
                <text:p>0.135357551168674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9855173497891">
                <text:p>0.13985517349789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